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P6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alculating Posit Numbers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6E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maxEs</text:p>
          </table:table-cell>
          <table:table-cell table:style-name="ce1" office:value-type="string" calcext:value-type="string">
            <text:p>useed</text:p>
          </table:table-cell>
          <table:table-cell table:number-columns-repeated="7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formula="of:=POWER(2;POWER(2;[.B5])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wo^n</text:p>
          </table:table-cell>
          <table:table-cell table:style-name="Default" table:formula="of:=[.B5]+1" office:value-type="float" office:value="2" calcext:value-type="float">
            <text:p>2</text:p>
          </table:table-cell>
          <table:table-cell table:formula="of:=POWER(2;POWER(2;[.B6])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formula="of:=POWER(2;[.A5])" office:value-type="float" office:value="64" calcext:value-type="float">
            <text:p>64</text:p>
          </table:table-cell>
          <table:table-cell table:style-name="Default" table:formula="of:=[.B6]+1" office:value-type="float" office:value="3" calcext:value-type="float">
            <text:p>3</text:p>
          </table:table-cell>
          <table:table-cell table:formula="of:=POWER(2;POWER(2;[.B7]))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/>
          <table:table-cell table:style-name="Default" table:formula="of:=[.B7]+1" office:value-type="float" office:value="4" calcext:value-type="float">
            <text:p>4</text:p>
          </table:table-cell>
          <table:table-cell table:formula="of:=POWER(2;POWER(2;[.B8]))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inary n</text:p>
          </table:table-cell>
          <table:table-cell table:style-name="ce1" office:value-type="string" calcext:value-type="string">
            <text:p>positive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eed^k</text:p>
          </table:table-cell>
          <table:table-cell table:style-name="ce1" office:value-type="string" calcext:value-type="string">
            <text:p>e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.A11];[.$A$5])" office:value-type="string" office:string-value="000000" calcext:value-type="string">
            <text:p>000000</text:p>
          </table:table-cell>
          <table:table-cell table:formula="of:=IF(EXACT(LEFT([.B11];1);&quot;0&quot;);1;0)" office:value-type="float" office:value="1" calcext:value-type="float">
            <text:p>1</text:p>
          </table:table-cell>
          <table:table-cell table:formula="of:=RIGHT([.B11];[.$A$5]-1)" office:value-type="string" office:string-value="00000" calcext:value-type="string">
            <text:p>00000</text:p>
          </table:table-cell>
          <table:table-cell table:formula="of:=LEFT([.D11];5)" office:value-type="string" office:string-value="00000" calcext:value-type="string">
            <text:p>00000</text:p>
          </table:table-cell>
          <table:table-cell table:formula="of:=LEN([.E11])*(-1)" office:value-type="float" office:value="-5" calcext:value-type="float">
            <text:p>-5</text:p>
          </table:table-cell>
          <table:table-cell table:formula="of:=POWER([.$C$5];[.F11])" office:value-type="float" office:value="0.0009765625" calcext:value-type="float">
            <text:p>0.0009765625</text:p>
          </table:table-cell>
          <table:table-cell table:formula="of:=RIGHT([.D11];LEN([.D11])-LEN([.E11]))">
            <text:p/>
          </table:table-cell>
          <table:table-cell table:formula="of:=LEFT([.H11];MIN(LEN([.H11]);[.$B$5]))">
            <text:p/>
          </table:table-cell>
          <table:table-cell table:formula="of:=RIGHT([.H11];LEN([.H11])-LEN([.I11]))">
            <text:p/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DEC2BIN([.A12];[.$A$5])" office:value-type="string" office:string-value="000001" calcext:value-type="string">
            <text:p>000001</text:p>
          </table:table-cell>
          <table:table-cell table:formula="of:=IF(EXACT(LEFT([.B12];1);&quot;0&quot;);1;0)" office:value-type="float" office:value="1" calcext:value-type="float">
            <text:p>1</text:p>
          </table:table-cell>
          <table:table-cell table:formula="of:=RIGHT([.B12];[.$A$5]-1)" office:value-type="string" office:string-value="00001" calcext:value-type="string">
            <text:p>00001</text:p>
          </table:table-cell>
          <table:table-cell table:formula="of:=LEFT([.D12];5)" office:value-type="string" office:string-value="00001" calcext:value-type="string">
            <text:p>00001</text:p>
          </table:table-cell>
          <table:table-cell table:formula="of:=LEN([.E12])*(-1)" office:value-type="float" office:value="-5" calcext:value-type="float">
            <text:p>-5</text:p>
          </table:table-cell>
          <table:table-cell table:formula="of:=POWER([.$C$5];[.F12])" office:value-type="float" office:value="0.0009765625" calcext:value-type="float">
            <text:p>0.0009765625</text:p>
          </table:table-cell>
          <table:table-cell table:formula="of:=RIGHT([.D12];LEN([.D12])-LEN([.E12]))">
            <text:p/>
          </table:table-cell>
          <table:table-cell table:formula="of:=LEFT([.H12];MIN(LEN([.H12]);[.$B$5]))">
            <text:p/>
          </table:table-cell>
          <table:table-cell table:formula="of:=RIGHT([.H12];LEN([.H12])-LEN([.I12]))">
            <text:p/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DEC2BIN([.A13];[.$A$5])" office:value-type="string" office:string-value="000010" calcext:value-type="string">
            <text:p>000010</text:p>
          </table:table-cell>
          <table:table-cell table:formula="of:=IF(EXACT(LEFT([.B13];1);&quot;0&quot;);1;0)" office:value-type="float" office:value="1" calcext:value-type="float">
            <text:p>1</text:p>
          </table:table-cell>
          <table:table-cell table:formula="of:=RIGHT([.B13];[.$A$5]-1)" office:value-type="string" office:string-value="00010" calcext:value-type="string">
            <text:p>00010</text:p>
          </table:table-cell>
          <table:table-cell table:formula="of:=LEFT([.D13];4)" office:value-type="string" office:string-value="0001" calcext:value-type="string">
            <text:p>0001</text:p>
          </table:table-cell>
          <table:table-cell table:formula="of:=LEN([.E13])*(-1)" office:value-type="float" office:value="-4" calcext:value-type="float">
            <text:p>-4</text:p>
          </table:table-cell>
          <table:table-cell table:formula="of:=POWER([.$C$5];[.F13])" office:value-type="float" office:value="0.00390625" calcext:value-type="float">
            <text:p>0.00390625</text:p>
          </table:table-cell>
          <table:table-cell table:formula="of:=RIGHT([.D13];LEN([.D13])-LEN([.E13]))" office:value-type="string" office:string-value="0" calcext:value-type="string">
            <text:p>0</text:p>
          </table:table-cell>
          <table:table-cell table:formula="of:=LEFT([.H13];MIN(LEN([.H13]);[.$B$5]))" office:value-type="string" office:string-value="0" calcext:value-type="string">
            <text:p>0</text:p>
          </table:table-cell>
          <table:table-cell table:formula="of:=RIGHT([.H13];LEN([.H13])-LEN([.I13]))">
            <text:p/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DEC2BIN([.A14];[.$A$5])" office:value-type="string" office:string-value="000011" calcext:value-type="string">
            <text:p>000011</text:p>
          </table:table-cell>
          <table:table-cell table:formula="of:=IF(EXACT(LEFT([.B14];1);&quot;0&quot;);1;0)" office:value-type="float" office:value="1" calcext:value-type="float">
            <text:p>1</text:p>
          </table:table-cell>
          <table:table-cell table:formula="of:=RIGHT([.B14];[.$A$5]-1)" office:value-type="string" office:string-value="00011" calcext:value-type="string">
            <text:p>00011</text:p>
          </table:table-cell>
          <table:table-cell table:formula="of:=LEFT([.D14];4)" office:value-type="string" office:string-value="0001" calcext:value-type="string">
            <text:p>0001</text:p>
          </table:table-cell>
          <table:table-cell table:formula="of:=LEN([.E14])*(-1)" office:value-type="float" office:value="-4" calcext:value-type="float">
            <text:p>-4</text:p>
          </table:table-cell>
          <table:table-cell table:formula="of:=POWER([.$C$5];[.F14])" office:value-type="float" office:value="0.00390625" calcext:value-type="float">
            <text:p>0.00390625</text:p>
          </table:table-cell>
          <table:table-cell table:formula="of:=RIGHT([.D14];LEN([.D14])-LEN([.E14]))" office:value-type="string" office:string-value="1" calcext:value-type="string">
            <text:p>1</text:p>
          </table:table-cell>
          <table:table-cell table:formula="of:=LEFT([.H14];MIN(LEN([.H14]);[.$B$5]))" office:value-type="string" office:string-value="1" calcext:value-type="string">
            <text:p>1</text:p>
          </table:table-cell>
          <table:table-cell table:formula="of:=RIGHT([.H14];LEN([.H14])-LEN([.I14]))">
            <text:p/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DEC2BIN([.A15];[.$A$5])" office:value-type="string" office:string-value="000100" calcext:value-type="string">
            <text:p>000100</text:p>
          </table:table-cell>
          <table:table-cell table:formula="of:=IF(EXACT(LEFT([.B15];1);&quot;0&quot;);1;0)" office:value-type="float" office:value="1" calcext:value-type="float">
            <text:p>1</text:p>
          </table:table-cell>
          <table:table-cell table:formula="of:=RIGHT([.B15];[.$A$5]-1)" office:value-type="string" office:string-value="00100" calcext:value-type="string">
            <text:p>00100</text:p>
          </table:table-cell>
          <table:table-cell table:formula="of:=LEFT([.D15];3)" office:value-type="string" office:string-value="001" calcext:value-type="string">
            <text:p>001</text:p>
          </table:table-cell>
          <table:table-cell table:formula="of:=LEN([.E15])*(-1)" office:value-type="float" office:value="-3" calcext:value-type="float">
            <text:p>-3</text:p>
          </table:table-cell>
          <table:table-cell table:formula="of:=POWER([.$C$5];[.F15])" office:value-type="float" office:value="0.015625" calcext:value-type="float">
            <text:p>0.015625</text:p>
          </table:table-cell>
          <table:table-cell table:formula="of:=RIGHT([.D15];LEN([.D15])-LEN([.E15]))" office:value-type="string" office:string-value="00" calcext:value-type="string">
            <text:p>00</text:p>
          </table:table-cell>
          <table:table-cell table:formula="of:=LEFT([.H15];MIN(LEN([.H15]);[.$B$5]))" office:value-type="string" office:string-value="0" calcext:value-type="string">
            <text:p>0</text:p>
          </table:table-cell>
          <table:table-cell table:formula="of:=RIGHT([.H15];LEN([.H15])-LEN([.I15]))" office:value-type="string" office:string-value="0" calcext:value-type="string">
            <text:p>0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DEC2BIN([.A16];[.$A$5])" office:value-type="string" office:string-value="000101" calcext:value-type="string">
            <text:p>000101</text:p>
          </table:table-cell>
          <table:table-cell table:formula="of:=IF(EXACT(LEFT([.B16];1);&quot;0&quot;);1;0)" office:value-type="float" office:value="1" calcext:value-type="float">
            <text:p>1</text:p>
          </table:table-cell>
          <table:table-cell table:formula="of:=RIGHT([.B16];[.$A$5]-1)" office:value-type="string" office:string-value="00101" calcext:value-type="string">
            <text:p>00101</text:p>
          </table:table-cell>
          <table:table-cell table:formula="of:=LEFT([.D16];3)" office:value-type="string" office:string-value="001" calcext:value-type="string">
            <text:p>001</text:p>
          </table:table-cell>
          <table:table-cell table:formula="of:=LEN([.E16])*(-1)" office:value-type="float" office:value="-3" calcext:value-type="float">
            <text:p>-3</text:p>
          </table:table-cell>
          <table:table-cell table:formula="of:=POWER([.$C$5];[.F16])" office:value-type="float" office:value="0.015625" calcext:value-type="float">
            <text:p>0.015625</text:p>
          </table:table-cell>
          <table:table-cell table:formula="of:=RIGHT([.D16];LEN([.D16])-LEN([.E16]))" office:value-type="string" office:string-value="01" calcext:value-type="string">
            <text:p>01</text:p>
          </table:table-cell>
          <table:table-cell table:formula="of:=LEFT([.H16];MIN(LEN([.H16]);[.$B$5]))" office:value-type="string" office:string-value="0" calcext:value-type="string">
            <text:p>0</text:p>
          </table:table-cell>
          <table:table-cell table:formula="of:=RIGHT([.H16];LEN([.H16])-LEN([.I16]))" office:value-type="string" office:string-value="1" calcext:value-type="string">
            <text:p>1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DEC2BIN([.A17];[.$A$5])" office:value-type="string" office:string-value="000110" calcext:value-type="string">
            <text:p>000110</text:p>
          </table:table-cell>
          <table:table-cell table:formula="of:=IF(EXACT(LEFT([.B17];1);&quot;0&quot;);1;0)" office:value-type="float" office:value="1" calcext:value-type="float">
            <text:p>1</text:p>
          </table:table-cell>
          <table:table-cell table:formula="of:=RIGHT([.B17];[.$A$5]-1)" office:value-type="string" office:string-value="00110" calcext:value-type="string">
            <text:p>00110</text:p>
          </table:table-cell>
          <table:table-cell table:formula="of:=LEFT([.D17];3)" office:value-type="string" office:string-value="001" calcext:value-type="string">
            <text:p>001</text:p>
          </table:table-cell>
          <table:table-cell table:formula="of:=LEN([.E17])*(-1)" office:value-type="float" office:value="-3" calcext:value-type="float">
            <text:p>-3</text:p>
          </table:table-cell>
          <table:table-cell table:formula="of:=POWER([.$C$5];[.F17])" office:value-type="float" office:value="0.015625" calcext:value-type="float">
            <text:p>0.015625</text:p>
          </table:table-cell>
          <table:table-cell table:formula="of:=RIGHT([.D17];LEN([.D17])-LEN([.E17]))" office:value-type="string" office:string-value="10" calcext:value-type="string">
            <text:p>10</text:p>
          </table:table-cell>
          <table:table-cell table:formula="of:=LEFT([.H17];MIN(LEN([.H17]);[.$B$5]))" office:value-type="string" office:string-value="1" calcext:value-type="string">
            <text:p>1</text:p>
          </table:table-cell>
          <table:table-cell table:formula="of:=RIGHT([.H17];LEN([.H17])-LEN([.I17]))" office:value-type="string" office:string-value="0" calcext:value-type="string">
            <text:p>0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DEC2BIN([.A18];[.$A$5])" office:value-type="string" office:string-value="000111" calcext:value-type="string">
            <text:p>000111</text:p>
          </table:table-cell>
          <table:table-cell table:formula="of:=IF(EXACT(LEFT([.B18];1);&quot;0&quot;);1;0)" office:value-type="float" office:value="1" calcext:value-type="float">
            <text:p>1</text:p>
          </table:table-cell>
          <table:table-cell table:formula="of:=RIGHT([.B18];[.$A$5]-1)" office:value-type="string" office:string-value="00111" calcext:value-type="string">
            <text:p>00111</text:p>
          </table:table-cell>
          <table:table-cell table:formula="of:=LEFT([.D18];3)" office:value-type="string" office:string-value="001" calcext:value-type="string">
            <text:p>001</text:p>
          </table:table-cell>
          <table:table-cell table:formula="of:=LEN([.E18])*(-1)" office:value-type="float" office:value="-3" calcext:value-type="float">
            <text:p>-3</text:p>
          </table:table-cell>
          <table:table-cell table:formula="of:=POWER([.$C$5];[.F18])" office:value-type="float" office:value="0.015625" calcext:value-type="float">
            <text:p>0.015625</text:p>
          </table:table-cell>
          <table:table-cell table:formula="of:=RIGHT([.D18];LEN([.D18])-LEN([.E18]))" office:value-type="string" office:string-value="11" calcext:value-type="string">
            <text:p>11</text:p>
          </table:table-cell>
          <table:table-cell table:formula="of:=LEFT([.H18];MIN(LEN([.H18]);[.$B$5]))" office:value-type="string" office:string-value="1" calcext:value-type="string">
            <text:p>1</text:p>
          </table:table-cell>
          <table:table-cell table:formula="of:=RIGHT([.H18];LEN([.H18])-LEN([.I18]))" office:value-type="string" office:string-value="1" calcext:value-type="string">
            <text:p>1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DEC2BIN([.A19];[.$A$5])" office:value-type="string" office:string-value="001000" calcext:value-type="string">
            <text:p>001000</text:p>
          </table:table-cell>
          <table:table-cell table:formula="of:=IF(EXACT(LEFT([.B19];1);&quot;0&quot;);1;0)" office:value-type="float" office:value="1" calcext:value-type="float">
            <text:p>1</text:p>
          </table:table-cell>
          <table:table-cell table:formula="of:=RIGHT([.B19];[.$A$5]-1)" office:value-type="string" office:string-value="01000" calcext:value-type="string">
            <text:p>01000</text:p>
          </table:table-cell>
          <table:table-cell table:formula="of:=LEFT([.D19];2)" office:value-type="string" office:string-value="01" calcext:value-type="string">
            <text:p>01</text:p>
          </table:table-cell>
          <table:table-cell table:formula="of:=LEN([.E19])*(-1)" office:value-type="float" office:value="-2" calcext:value-type="float">
            <text:p>-2</text:p>
          </table:table-cell>
          <table:table-cell table:formula="of:=POWER([.$C$5];[.F19])" office:value-type="float" office:value="0.0625" calcext:value-type="float">
            <text:p>0.0625</text:p>
          </table:table-cell>
          <table:table-cell table:formula="of:=RIGHT([.D19];LEN([.D19])-LEN([.E19]))" office:value-type="string" office:string-value="000" calcext:value-type="string">
            <text:p>000</text:p>
          </table:table-cell>
          <table:table-cell table:formula="of:=LEFT([.H19];MIN(LEN([.H19]);[.$B$5]))" office:value-type="string" office:string-value="0" calcext:value-type="string">
            <text:p>0</text:p>
          </table:table-cell>
          <table:table-cell table:formula="of:=RIGHT([.H19];LEN([.H19])-LEN([.I19]))" office:value-type="string" office:string-value="00" calcext:value-type="string">
            <text:p>00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DEC2BIN([.A20];[.$A$5])" office:value-type="string" office:string-value="001001" calcext:value-type="string">
            <text:p>001001</text:p>
          </table:table-cell>
          <table:table-cell table:formula="of:=IF(EXACT(LEFT([.B20];1);&quot;0&quot;);1;0)" office:value-type="float" office:value="1" calcext:value-type="float">
            <text:p>1</text:p>
          </table:table-cell>
          <table:table-cell table:formula="of:=RIGHT([.B20];[.$A$5]-1)" office:value-type="string" office:string-value="01001" calcext:value-type="string">
            <text:p>01001</text:p>
          </table:table-cell>
          <table:table-cell table:formula="of:=LEFT([.D20];2)" office:value-type="string" office:string-value="01" calcext:value-type="string">
            <text:p>01</text:p>
          </table:table-cell>
          <table:table-cell table:formula="of:=LEN([.E20])*(-1)" office:value-type="float" office:value="-2" calcext:value-type="float">
            <text:p>-2</text:p>
          </table:table-cell>
          <table:table-cell table:formula="of:=POWER([.$C$5];[.F20])" office:value-type="float" office:value="0.0625" calcext:value-type="float">
            <text:p>0.0625</text:p>
          </table:table-cell>
          <table:table-cell table:formula="of:=RIGHT([.D20];LEN([.D20])-LEN([.E20]))" office:value-type="string" office:string-value="001" calcext:value-type="string">
            <text:p>001</text:p>
          </table:table-cell>
          <table:table-cell table:formula="of:=LEFT([.H20];MIN(LEN([.H20]);[.$B$5]))" office:value-type="string" office:string-value="0" calcext:value-type="string">
            <text:p>0</text:p>
          </table:table-cell>
          <table:table-cell table:formula="of:=RIGHT([.H20];LEN([.H20])-LEN([.I20]))" office:value-type="string" office:string-value="01" calcext:value-type="string">
            <text:p>01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DEC2BIN([.A21];[.$A$5])" office:value-type="string" office:string-value="001010" calcext:value-type="string">
            <text:p>001010</text:p>
          </table:table-cell>
          <table:table-cell table:formula="of:=IF(EXACT(LEFT([.B21];1);&quot;0&quot;);1;0)" office:value-type="float" office:value="1" calcext:value-type="float">
            <text:p>1</text:p>
          </table:table-cell>
          <table:table-cell table:formula="of:=RIGHT([.B21];[.$A$5]-1)" office:value-type="string" office:string-value="01010" calcext:value-type="string">
            <text:p>01010</text:p>
          </table:table-cell>
          <table:table-cell table:formula="of:=LEFT([.D21];2)" office:value-type="string" office:string-value="01" calcext:value-type="string">
            <text:p>01</text:p>
          </table:table-cell>
          <table:table-cell table:formula="of:=LEN([.E21])*(-1)" office:value-type="float" office:value="-2" calcext:value-type="float">
            <text:p>-2</text:p>
          </table:table-cell>
          <table:table-cell table:formula="of:=POWER([.$C$5];[.F21])" office:value-type="float" office:value="0.0625" calcext:value-type="float">
            <text:p>0.0625</text:p>
          </table:table-cell>
          <table:table-cell table:formula="of:=RIGHT([.D21];LEN([.D21])-LEN([.E21]))" office:value-type="string" office:string-value="010" calcext:value-type="string">
            <text:p>010</text:p>
          </table:table-cell>
          <table:table-cell table:formula="of:=LEFT([.H21];MIN(LEN([.H21]);[.$B$5]))" office:value-type="string" office:string-value="0" calcext:value-type="string">
            <text:p>0</text:p>
          </table:table-cell>
          <table:table-cell table:formula="of:=RIGHT([.H21];LEN([.H21])-LEN([.I21]))" office:value-type="string" office:string-value="10" calcext:value-type="string">
            <text:p>10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DEC2BIN([.A22];[.$A$5])" office:value-type="string" office:string-value="001011" calcext:value-type="string">
            <text:p>001011</text:p>
          </table:table-cell>
          <table:table-cell table:formula="of:=IF(EXACT(LEFT([.B22];1);&quot;0&quot;);1;0)" office:value-type="float" office:value="1" calcext:value-type="float">
            <text:p>1</text:p>
          </table:table-cell>
          <table:table-cell table:formula="of:=RIGHT([.B22];[.$A$5]-1)" office:value-type="string" office:string-value="01011" calcext:value-type="string">
            <text:p>01011</text:p>
          </table:table-cell>
          <table:table-cell table:formula="of:=LEFT([.D22];2)" office:value-type="string" office:string-value="01" calcext:value-type="string">
            <text:p>01</text:p>
          </table:table-cell>
          <table:table-cell table:formula="of:=LEN([.E22])*(-1)" office:value-type="float" office:value="-2" calcext:value-type="float">
            <text:p>-2</text:p>
          </table:table-cell>
          <table:table-cell table:formula="of:=POWER([.$C$5];[.F22])" office:value-type="float" office:value="0.0625" calcext:value-type="float">
            <text:p>0.0625</text:p>
          </table:table-cell>
          <table:table-cell table:formula="of:=RIGHT([.D22];LEN([.D22])-LEN([.E22]))" office:value-type="string" office:string-value="011" calcext:value-type="string">
            <text:p>011</text:p>
          </table:table-cell>
          <table:table-cell table:formula="of:=LEFT([.H22];MIN(LEN([.H22]);[.$B$5]))" office:value-type="string" office:string-value="0" calcext:value-type="string">
            <text:p>0</text:p>
          </table:table-cell>
          <table:table-cell table:formula="of:=RIGHT([.H22];LEN([.H22])-LEN([.I22]))" office:value-type="string" office:string-value="11" calcext:value-type="string">
            <text:p>11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DEC2BIN([.A23];[.$A$5])" office:value-type="string" office:string-value="001100" calcext:value-type="string">
            <text:p>001100</text:p>
          </table:table-cell>
          <table:table-cell table:formula="of:=IF(EXACT(LEFT([.B23];1);&quot;0&quot;);1;0)" office:value-type="float" office:value="1" calcext:value-type="float">
            <text:p>1</text:p>
          </table:table-cell>
          <table:table-cell table:formula="of:=RIGHT([.B23];[.$A$5]-1)" office:value-type="string" office:string-value="01100" calcext:value-type="string">
            <text:p>01100</text:p>
          </table:table-cell>
          <table:table-cell table:formula="of:=LEFT([.D23];2)" office:value-type="string" office:string-value="01" calcext:value-type="string">
            <text:p>01</text:p>
          </table:table-cell>
          <table:table-cell table:formula="of:=LEN([.E23])*(-1)" office:value-type="float" office:value="-2" calcext:value-type="float">
            <text:p>-2</text:p>
          </table:table-cell>
          <table:table-cell table:formula="of:=POWER([.$C$5];[.F23])" office:value-type="float" office:value="0.0625" calcext:value-type="float">
            <text:p>0.0625</text:p>
          </table:table-cell>
          <table:table-cell table:formula="of:=RIGHT([.D23];LEN([.D23])-LEN([.E23]))" office:value-type="string" office:string-value="100" calcext:value-type="string">
            <text:p>100</text:p>
          </table:table-cell>
          <table:table-cell table:formula="of:=LEFT([.H23];MIN(LEN([.H23]);[.$B$5]))" office:value-type="string" office:string-value="1" calcext:value-type="string">
            <text:p>1</text:p>
          </table:table-cell>
          <table:table-cell table:formula="of:=RIGHT([.H23];LEN([.H23])-LEN([.I23]))" office:value-type="string" office:string-value="00" calcext:value-type="string">
            <text:p>00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DEC2BIN([.A24];[.$A$5])" office:value-type="string" office:string-value="001101" calcext:value-type="string">
            <text:p>001101</text:p>
          </table:table-cell>
          <table:table-cell table:formula="of:=IF(EXACT(LEFT([.B24];1);&quot;0&quot;);1;0)" office:value-type="float" office:value="1" calcext:value-type="float">
            <text:p>1</text:p>
          </table:table-cell>
          <table:table-cell table:formula="of:=RIGHT([.B24];[.$A$5]-1)" office:value-type="string" office:string-value="01101" calcext:value-type="string">
            <text:p>01101</text:p>
          </table:table-cell>
          <table:table-cell table:formula="of:=LEFT([.D24];2)" office:value-type="string" office:string-value="01" calcext:value-type="string">
            <text:p>01</text:p>
          </table:table-cell>
          <table:table-cell table:formula="of:=LEN([.E24])*(-1)" office:value-type="float" office:value="-2" calcext:value-type="float">
            <text:p>-2</text:p>
          </table:table-cell>
          <table:table-cell table:formula="of:=POWER([.$C$5];[.F24])" office:value-type="float" office:value="0.0625" calcext:value-type="float">
            <text:p>0.0625</text:p>
          </table:table-cell>
          <table:table-cell table:formula="of:=RIGHT([.D24];LEN([.D24])-LEN([.E24]))" office:value-type="string" office:string-value="101" calcext:value-type="string">
            <text:p>101</text:p>
          </table:table-cell>
          <table:table-cell table:formula="of:=LEFT([.H24];MIN(LEN([.H24]);[.$B$5]))" office:value-type="string" office:string-value="1" calcext:value-type="string">
            <text:p>1</text:p>
          </table:table-cell>
          <table:table-cell table:formula="of:=RIGHT([.H24];LEN([.H24])-LEN([.I24]))" office:value-type="string" office:string-value="01" calcext:value-type="string">
            <text:p>01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DEC2BIN([.A25];[.$A$5])" office:value-type="string" office:string-value="001110" calcext:value-type="string">
            <text:p>001110</text:p>
          </table:table-cell>
          <table:table-cell table:formula="of:=IF(EXACT(LEFT([.B25];1);&quot;0&quot;);1;0)" office:value-type="float" office:value="1" calcext:value-type="float">
            <text:p>1</text:p>
          </table:table-cell>
          <table:table-cell table:formula="of:=RIGHT([.B25];[.$A$5]-1)" office:value-type="string" office:string-value="01110" calcext:value-type="string">
            <text:p>01110</text:p>
          </table:table-cell>
          <table:table-cell table:formula="of:=LEFT([.D25];2)" office:value-type="string" office:string-value="01" calcext:value-type="string">
            <text:p>01</text:p>
          </table:table-cell>
          <table:table-cell table:formula="of:=LEN([.E25])*(-1)" office:value-type="float" office:value="-2" calcext:value-type="float">
            <text:p>-2</text:p>
          </table:table-cell>
          <table:table-cell table:formula="of:=POWER([.$C$5];[.F25])" office:value-type="float" office:value="0.0625" calcext:value-type="float">
            <text:p>0.0625</text:p>
          </table:table-cell>
          <table:table-cell table:formula="of:=RIGHT([.D25];LEN([.D25])-LEN([.E25]))" office:value-type="string" office:string-value="110" calcext:value-type="string">
            <text:p>110</text:p>
          </table:table-cell>
          <table:table-cell table:formula="of:=LEFT([.H25];MIN(LEN([.H25]);[.$B$5]))" office:value-type="string" office:string-value="1" calcext:value-type="string">
            <text:p>1</text:p>
          </table:table-cell>
          <table:table-cell table:formula="of:=RIGHT([.H25];LEN([.H25])-LEN([.I25]))" office:value-type="string" office:string-value="10" calcext:value-type="string">
            <text:p>10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DEC2BIN([.A26];[.$A$5])" office:value-type="string" office:string-value="001111" calcext:value-type="string">
            <text:p>001111</text:p>
          </table:table-cell>
          <table:table-cell table:formula="of:=IF(EXACT(LEFT([.B26];1);&quot;0&quot;);1;0)" office:value-type="float" office:value="1" calcext:value-type="float">
            <text:p>1</text:p>
          </table:table-cell>
          <table:table-cell table:formula="of:=RIGHT([.B26];[.$A$5]-1)" office:value-type="string" office:string-value="01111" calcext:value-type="string">
            <text:p>01111</text:p>
          </table:table-cell>
          <table:table-cell table:formula="of:=LEFT([.D26];2)" office:value-type="string" office:string-value="01" calcext:value-type="string">
            <text:p>01</text:p>
          </table:table-cell>
          <table:table-cell table:formula="of:=LEN([.E26])*(-1)" office:value-type="float" office:value="-2" calcext:value-type="float">
            <text:p>-2</text:p>
          </table:table-cell>
          <table:table-cell table:formula="of:=POWER([.$C$5];[.F26])" office:value-type="float" office:value="0.0625" calcext:value-type="float">
            <text:p>0.0625</text:p>
          </table:table-cell>
          <table:table-cell table:formula="of:=RIGHT([.D26];LEN([.D26])-LEN([.E26]))" office:value-type="string" office:string-value="111" calcext:value-type="string">
            <text:p>111</text:p>
          </table:table-cell>
          <table:table-cell table:formula="of:=LEFT([.H26];MIN(LEN([.H26]);[.$B$5]))" office:value-type="string" office:string-value="1" calcext:value-type="string">
            <text:p>1</text:p>
          </table:table-cell>
          <table:table-cell table:formula="of:=RIGHT([.H26];LEN([.H26])-LEN([.I26]))" office:value-type="string" office:string-value="11" calcext:value-type="string">
            <text:p>11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DEC2BIN([.A27];[.$A$5])" office:value-type="string" office:string-value="010000" calcext:value-type="string">
            <text:p>010000</text:p>
          </table:table-cell>
          <table:table-cell table:formula="of:=IF(EXACT(LEFT([.B27];1);&quot;0&quot;);1;0)" office:value-type="float" office:value="1" calcext:value-type="float">
            <text:p>1</text:p>
          </table:table-cell>
          <table:table-cell table:formula="of:=RIGHT([.B27];[.$A$5]-1)" office:value-type="string" office:string-value="10000" calcext:value-type="string">
            <text:p>10000</text:p>
          </table:table-cell>
          <table:table-cell table:formula="of:=LEFT([.D27];2)" office:value-type="string" office:string-value="10" calcext:value-type="string">
            <text:p>10</text:p>
          </table:table-cell>
          <table:table-cell table:formula="of:=LEN([.E27])-1" office:value-type="float" office:value="1" calcext:value-type="float">
            <text:p>1</text:p>
          </table:table-cell>
          <table:table-cell table:formula="of:=POWER([.$C$5];[.F27])" office:value-type="float" office:value="4" calcext:value-type="float">
            <text:p>4</text:p>
          </table:table-cell>
          <table:table-cell table:formula="of:=RIGHT([.D27];LEN([.D27])-LEN([.E27]))" office:value-type="string" office:string-value="000" calcext:value-type="string">
            <text:p>000</text:p>
          </table:table-cell>
          <table:table-cell table:formula="of:=LEFT([.H27];MIN(LEN([.H27]);[.$B$5]))" office:value-type="string" office:string-value="0" calcext:value-type="string">
            <text:p>0</text:p>
          </table:table-cell>
          <table:table-cell table:formula="of:=RIGHT([.H27];LEN([.H27])-LEN([.I27]))" office:value-type="string" office:string-value="00" calcext:value-type="string">
            <text:p>00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DEC2BIN([.A28];[.$A$5])" office:value-type="string" office:string-value="010001" calcext:value-type="string">
            <text:p>010001</text:p>
          </table:table-cell>
          <table:table-cell table:formula="of:=IF(EXACT(LEFT([.B28];1);&quot;0&quot;);1;0)" office:value-type="float" office:value="1" calcext:value-type="float">
            <text:p>1</text:p>
          </table:table-cell>
          <table:table-cell table:formula="of:=RIGHT([.B28];[.$A$5]-1)" office:value-type="string" office:string-value="10001" calcext:value-type="string">
            <text:p>10001</text:p>
          </table:table-cell>
          <table:table-cell table:formula="of:=LEFT([.D28];2)" office:value-type="string" office:string-value="10" calcext:value-type="string">
            <text:p>10</text:p>
          </table:table-cell>
          <table:table-cell table:formula="of:=LEN([.E28])-1" office:value-type="float" office:value="1" calcext:value-type="float">
            <text:p>1</text:p>
          </table:table-cell>
          <table:table-cell table:formula="of:=POWER([.$C$5];[.F28])" office:value-type="float" office:value="4" calcext:value-type="float">
            <text:p>4</text:p>
          </table:table-cell>
          <table:table-cell table:formula="of:=RIGHT([.D28];LEN([.D28])-LEN([.E28]))" office:value-type="string" office:string-value="001" calcext:value-type="string">
            <text:p>001</text:p>
          </table:table-cell>
          <table:table-cell table:formula="of:=LEFT([.H28];MIN(LEN([.H28]);[.$B$5]))" office:value-type="string" office:string-value="0" calcext:value-type="string">
            <text:p>0</text:p>
          </table:table-cell>
          <table:table-cell table:formula="of:=RIGHT([.H28];LEN([.H28])-LEN([.I28]))" office:value-type="string" office:string-value="01" calcext:value-type="string">
            <text:p>01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DEC2BIN([.A29];[.$A$5])" office:value-type="string" office:string-value="010010" calcext:value-type="string">
            <text:p>010010</text:p>
          </table:table-cell>
          <table:table-cell table:formula="of:=IF(EXACT(LEFT([.B29];1);&quot;0&quot;);1;0)" office:value-type="float" office:value="1" calcext:value-type="float">
            <text:p>1</text:p>
          </table:table-cell>
          <table:table-cell table:formula="of:=RIGHT([.B29];[.$A$5]-1)" office:value-type="string" office:string-value="10010" calcext:value-type="string">
            <text:p>10010</text:p>
          </table:table-cell>
          <table:table-cell table:formula="of:=LEFT([.D29];2)" office:value-type="string" office:string-value="10" calcext:value-type="string">
            <text:p>10</text:p>
          </table:table-cell>
          <table:table-cell table:formula="of:=LEN([.E29])-1" office:value-type="float" office:value="1" calcext:value-type="float">
            <text:p>1</text:p>
          </table:table-cell>
          <table:table-cell table:formula="of:=POWER([.$C$5];[.F29])" office:value-type="float" office:value="4" calcext:value-type="float">
            <text:p>4</text:p>
          </table:table-cell>
          <table:table-cell table:formula="of:=RIGHT([.D29];LEN([.D29])-LEN([.E29]))" office:value-type="string" office:string-value="010" calcext:value-type="string">
            <text:p>010</text:p>
          </table:table-cell>
          <table:table-cell table:formula="of:=LEFT([.H29];MIN(LEN([.H29]);[.$B$5]))" office:value-type="string" office:string-value="0" calcext:value-type="string">
            <text:p>0</text:p>
          </table:table-cell>
          <table:table-cell table:formula="of:=RIGHT([.H29];LEN([.H29])-LEN([.I29]))" office:value-type="string" office:string-value="10" calcext:value-type="string">
            <text:p>10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DEC2BIN([.A30];[.$A$5])" office:value-type="string" office:string-value="010011" calcext:value-type="string">
            <text:p>010011</text:p>
          </table:table-cell>
          <table:table-cell table:formula="of:=IF(EXACT(LEFT([.B30];1);&quot;0&quot;);1;0)" office:value-type="float" office:value="1" calcext:value-type="float">
            <text:p>1</text:p>
          </table:table-cell>
          <table:table-cell table:formula="of:=RIGHT([.B30];[.$A$5]-1)" office:value-type="string" office:string-value="10011" calcext:value-type="string">
            <text:p>10011</text:p>
          </table:table-cell>
          <table:table-cell table:formula="of:=LEFT([.D30];2)" office:value-type="string" office:string-value="10" calcext:value-type="string">
            <text:p>10</text:p>
          </table:table-cell>
          <table:table-cell table:formula="of:=LEN([.E30])-1" office:value-type="float" office:value="1" calcext:value-type="float">
            <text:p>1</text:p>
          </table:table-cell>
          <table:table-cell table:formula="of:=POWER([.$C$5];[.F30])" office:value-type="float" office:value="4" calcext:value-type="float">
            <text:p>4</text:p>
          </table:table-cell>
          <table:table-cell table:formula="of:=RIGHT([.D30];LEN([.D30])-LEN([.E30]))" office:value-type="string" office:string-value="011" calcext:value-type="string">
            <text:p>011</text:p>
          </table:table-cell>
          <table:table-cell table:formula="of:=LEFT([.H30];MIN(LEN([.H30]);[.$B$5]))" office:value-type="string" office:string-value="0" calcext:value-type="string">
            <text:p>0</text:p>
          </table:table-cell>
          <table:table-cell table:formula="of:=RIGHT([.H30];LEN([.H30])-LEN([.I30]))" office:value-type="string" office:string-value="11" calcext:value-type="string">
            <text:p>11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DEC2BIN([.A31];[.$A$5])" office:value-type="string" office:string-value="010100" calcext:value-type="string">
            <text:p>010100</text:p>
          </table:table-cell>
          <table:table-cell table:formula="of:=IF(EXACT(LEFT([.B31];1);&quot;0&quot;);1;0)" office:value-type="float" office:value="1" calcext:value-type="float">
            <text:p>1</text:p>
          </table:table-cell>
          <table:table-cell table:formula="of:=RIGHT([.B31];[.$A$5]-1)" office:value-type="string" office:string-value="10100" calcext:value-type="string">
            <text:p>10100</text:p>
          </table:table-cell>
          <table:table-cell table:formula="of:=LEFT([.D31];2)" office:value-type="string" office:string-value="10" calcext:value-type="string">
            <text:p>10</text:p>
          </table:table-cell>
          <table:table-cell table:formula="of:=LEN([.E31])-1" office:value-type="float" office:value="1" calcext:value-type="float">
            <text:p>1</text:p>
          </table:table-cell>
          <table:table-cell table:formula="of:=POWER([.$C$5];[.F31])" office:value-type="float" office:value="4" calcext:value-type="float">
            <text:p>4</text:p>
          </table:table-cell>
          <table:table-cell table:formula="of:=RIGHT([.D31];LEN([.D31])-LEN([.E31]))" office:value-type="string" office:string-value="100" calcext:value-type="string">
            <text:p>100</text:p>
          </table:table-cell>
          <table:table-cell table:formula="of:=LEFT([.H31];MIN(LEN([.H31]);[.$B$5]))" office:value-type="string" office:string-value="1" calcext:value-type="string">
            <text:p>1</text:p>
          </table:table-cell>
          <table:table-cell table:formula="of:=RIGHT([.H31];LEN([.H31])-LEN([.I31]))" office:value-type="string" office:string-value="00" calcext:value-type="string">
            <text:p>00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DEC2BIN([.A32];[.$A$5])" office:value-type="string" office:string-value="010101" calcext:value-type="string">
            <text:p>010101</text:p>
          </table:table-cell>
          <table:table-cell table:formula="of:=IF(EXACT(LEFT([.B32];1);&quot;0&quot;);1;0)" office:value-type="float" office:value="1" calcext:value-type="float">
            <text:p>1</text:p>
          </table:table-cell>
          <table:table-cell table:formula="of:=RIGHT([.B32];[.$A$5]-1)" office:value-type="string" office:string-value="10101" calcext:value-type="string">
            <text:p>10101</text:p>
          </table:table-cell>
          <table:table-cell table:formula="of:=LEFT([.D32];2)" office:value-type="string" office:string-value="10" calcext:value-type="string">
            <text:p>10</text:p>
          </table:table-cell>
          <table:table-cell table:formula="of:=LEN([.E32])-1" office:value-type="float" office:value="1" calcext:value-type="float">
            <text:p>1</text:p>
          </table:table-cell>
          <table:table-cell table:formula="of:=POWER([.$C$5];[.F32])" office:value-type="float" office:value="4" calcext:value-type="float">
            <text:p>4</text:p>
          </table:table-cell>
          <table:table-cell table:formula="of:=RIGHT([.D32];LEN([.D32])-LEN([.E32]))" office:value-type="string" office:string-value="101" calcext:value-type="string">
            <text:p>101</text:p>
          </table:table-cell>
          <table:table-cell table:formula="of:=LEFT([.H32];MIN(LEN([.H32]);[.$B$5]))" office:value-type="string" office:string-value="1" calcext:value-type="string">
            <text:p>1</text:p>
          </table:table-cell>
          <table:table-cell table:formula="of:=RIGHT([.H32];LEN([.H32])-LEN([.I32]))" office:value-type="string" office:string-value="01" calcext:value-type="string">
            <text:p>01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DEC2BIN([.A33];[.$A$5])" office:value-type="string" office:string-value="010110" calcext:value-type="string">
            <text:p>010110</text:p>
          </table:table-cell>
          <table:table-cell table:formula="of:=IF(EXACT(LEFT([.B33];1);&quot;0&quot;);1;0)" office:value-type="float" office:value="1" calcext:value-type="float">
            <text:p>1</text:p>
          </table:table-cell>
          <table:table-cell table:formula="of:=RIGHT([.B33];[.$A$5]-1)" office:value-type="string" office:string-value="10110" calcext:value-type="string">
            <text:p>10110</text:p>
          </table:table-cell>
          <table:table-cell table:formula="of:=LEFT([.D33];2)" office:value-type="string" office:string-value="10" calcext:value-type="string">
            <text:p>10</text:p>
          </table:table-cell>
          <table:table-cell table:formula="of:=LEN([.E33])-1" office:value-type="float" office:value="1" calcext:value-type="float">
            <text:p>1</text:p>
          </table:table-cell>
          <table:table-cell table:formula="of:=POWER([.$C$5];[.F33])" office:value-type="float" office:value="4" calcext:value-type="float">
            <text:p>4</text:p>
          </table:table-cell>
          <table:table-cell table:formula="of:=RIGHT([.D33];LEN([.D33])-LEN([.E33]))" office:value-type="string" office:string-value="110" calcext:value-type="string">
            <text:p>110</text:p>
          </table:table-cell>
          <table:table-cell table:formula="of:=LEFT([.H33];MIN(LEN([.H33]);[.$B$5]))" office:value-type="string" office:string-value="1" calcext:value-type="string">
            <text:p>1</text:p>
          </table:table-cell>
          <table:table-cell table:formula="of:=RIGHT([.H33];LEN([.H33])-LEN([.I33]))" office:value-type="string" office:string-value="10" calcext:value-type="string">
            <text:p>10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DEC2BIN([.A34];[.$A$5])" office:value-type="string" office:string-value="010111" calcext:value-type="string">
            <text:p>010111</text:p>
          </table:table-cell>
          <table:table-cell table:formula="of:=IF(EXACT(LEFT([.B34];1);&quot;0&quot;);1;0)" office:value-type="float" office:value="1" calcext:value-type="float">
            <text:p>1</text:p>
          </table:table-cell>
          <table:table-cell table:formula="of:=RIGHT([.B34];[.$A$5]-1)" office:value-type="string" office:string-value="10111" calcext:value-type="string">
            <text:p>10111</text:p>
          </table:table-cell>
          <table:table-cell table:formula="of:=LEFT([.D34];2)" office:value-type="string" office:string-value="10" calcext:value-type="string">
            <text:p>10</text:p>
          </table:table-cell>
          <table:table-cell table:formula="of:=LEN([.E34])-1" office:value-type="float" office:value="1" calcext:value-type="float">
            <text:p>1</text:p>
          </table:table-cell>
          <table:table-cell table:formula="of:=POWER([.$C$5];[.F34])" office:value-type="float" office:value="4" calcext:value-type="float">
            <text:p>4</text:p>
          </table:table-cell>
          <table:table-cell table:formula="of:=RIGHT([.D34];LEN([.D34])-LEN([.E34]))" office:value-type="string" office:string-value="111" calcext:value-type="string">
            <text:p>111</text:p>
          </table:table-cell>
          <table:table-cell table:formula="of:=LEFT([.H34];MIN(LEN([.H34]);[.$B$5]))" office:value-type="string" office:string-value="1" calcext:value-type="string">
            <text:p>1</text:p>
          </table:table-cell>
          <table:table-cell table:formula="of:=RIGHT([.H34];LEN([.H34])-LEN([.I34]))" office:value-type="string" office:string-value="11" calcext:value-type="string">
            <text:p>11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DEC2BIN([.A35];[.$A$5])" office:value-type="string" office:string-value="011000" calcext:value-type="string">
            <text:p>011000</text:p>
          </table:table-cell>
          <table:table-cell table:formula="of:=IF(EXACT(LEFT([.B35];1);&quot;0&quot;);1;0)" office:value-type="float" office:value="1" calcext:value-type="float">
            <text:p>1</text:p>
          </table:table-cell>
          <table:table-cell table:formula="of:=RIGHT([.B35];[.$A$5]-1)" office:value-type="string" office:string-value="11000" calcext:value-type="string">
            <text:p>11000</text:p>
          </table:table-cell>
          <table:table-cell table:formula="of:=LEFT([.D35];3)" office:value-type="string" office:string-value="110" calcext:value-type="string">
            <text:p>110</text:p>
          </table:table-cell>
          <table:table-cell table:formula="of:=LEN([.E35])-1" office:value-type="float" office:value="2" calcext:value-type="float">
            <text:p>2</text:p>
          </table:table-cell>
          <table:table-cell table:formula="of:=POWER([.$C$5];[.F35])" office:value-type="float" office:value="16" calcext:value-type="float">
            <text:p>16</text:p>
          </table:table-cell>
          <table:table-cell table:formula="of:=RIGHT([.D35];LEN([.D35])-LEN([.E35]))" office:value-type="string" office:string-value="00" calcext:value-type="string">
            <text:p>00</text:p>
          </table:table-cell>
          <table:table-cell table:formula="of:=LEFT([.H35];MIN(LEN([.H35]);[.$B$5]))" office:value-type="string" office:string-value="0" calcext:value-type="string">
            <text:p>0</text:p>
          </table:table-cell>
          <table:table-cell table:formula="of:=RIGHT([.H35];LEN([.H35])-LEN([.I35]))" office:value-type="string" office:string-value="0" calcext:value-type="string">
            <text:p>0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DEC2BIN([.A36];[.$A$5])" office:value-type="string" office:string-value="011001" calcext:value-type="string">
            <text:p>011001</text:p>
          </table:table-cell>
          <table:table-cell table:formula="of:=IF(EXACT(LEFT([.B36];1);&quot;0&quot;);1;0)" office:value-type="float" office:value="1" calcext:value-type="float">
            <text:p>1</text:p>
          </table:table-cell>
          <table:table-cell table:formula="of:=RIGHT([.B36];[.$A$5]-1)" office:value-type="string" office:string-value="11001" calcext:value-type="string">
            <text:p>11001</text:p>
          </table:table-cell>
          <table:table-cell table:formula="of:=LEFT([.D36];3)" office:value-type="string" office:string-value="110" calcext:value-type="string">
            <text:p>110</text:p>
          </table:table-cell>
          <table:table-cell table:formula="of:=LEN([.E36])-1" office:value-type="float" office:value="2" calcext:value-type="float">
            <text:p>2</text:p>
          </table:table-cell>
          <table:table-cell table:formula="of:=POWER([.$C$5];[.F36])" office:value-type="float" office:value="16" calcext:value-type="float">
            <text:p>16</text:p>
          </table:table-cell>
          <table:table-cell table:formula="of:=RIGHT([.D36];LEN([.D36])-LEN([.E36]))" office:value-type="string" office:string-value="01" calcext:value-type="string">
            <text:p>01</text:p>
          </table:table-cell>
          <table:table-cell table:formula="of:=LEFT([.H36];MIN(LEN([.H36]);[.$B$5]))" office:value-type="string" office:string-value="0" calcext:value-type="string">
            <text:p>0</text:p>
          </table:table-cell>
          <table:table-cell table:formula="of:=RIGHT([.H36];LEN([.H36])-LEN([.I36]))" office:value-type="string" office:string-value="1" calcext:value-type="string">
            <text:p>1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DEC2BIN([.A37];[.$A$5])" office:value-type="string" office:string-value="011010" calcext:value-type="string">
            <text:p>011010</text:p>
          </table:table-cell>
          <table:table-cell table:formula="of:=IF(EXACT(LEFT([.B37];1);&quot;0&quot;);1;0)" office:value-type="float" office:value="1" calcext:value-type="float">
            <text:p>1</text:p>
          </table:table-cell>
          <table:table-cell table:formula="of:=RIGHT([.B37];[.$A$5]-1)" office:value-type="string" office:string-value="11010" calcext:value-type="string">
            <text:p>11010</text:p>
          </table:table-cell>
          <table:table-cell table:formula="of:=LEFT([.D37];3)" office:value-type="string" office:string-value="110" calcext:value-type="string">
            <text:p>110</text:p>
          </table:table-cell>
          <table:table-cell table:formula="of:=LEN([.E37])-1" office:value-type="float" office:value="2" calcext:value-type="float">
            <text:p>2</text:p>
          </table:table-cell>
          <table:table-cell table:formula="of:=POWER([.$C$5];[.F37])" office:value-type="float" office:value="16" calcext:value-type="float">
            <text:p>16</text:p>
          </table:table-cell>
          <table:table-cell table:formula="of:=RIGHT([.D37];LEN([.D37])-LEN([.E37]))" office:value-type="string" office:string-value="10" calcext:value-type="string">
            <text:p>10</text:p>
          </table:table-cell>
          <table:table-cell table:formula="of:=LEFT([.H37];MIN(LEN([.H37]);[.$B$5]))" office:value-type="string" office:string-value="1" calcext:value-type="string">
            <text:p>1</text:p>
          </table:table-cell>
          <table:table-cell table:formula="of:=RIGHT([.H37];LEN([.H37])-LEN([.I37]))" office:value-type="string" office:string-value="0" calcext:value-type="string">
            <text:p>0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DEC2BIN([.A38];[.$A$5])" office:value-type="string" office:string-value="011011" calcext:value-type="string">
            <text:p>011011</text:p>
          </table:table-cell>
          <table:table-cell table:formula="of:=IF(EXACT(LEFT([.B38];1);&quot;0&quot;);1;0)" office:value-type="float" office:value="1" calcext:value-type="float">
            <text:p>1</text:p>
          </table:table-cell>
          <table:table-cell table:formula="of:=RIGHT([.B38];[.$A$5]-1)" office:value-type="string" office:string-value="11011" calcext:value-type="string">
            <text:p>11011</text:p>
          </table:table-cell>
          <table:table-cell table:formula="of:=LEFT([.D38];3)" office:value-type="string" office:string-value="110" calcext:value-type="string">
            <text:p>110</text:p>
          </table:table-cell>
          <table:table-cell table:formula="of:=LEN([.E38])-1" office:value-type="float" office:value="2" calcext:value-type="float">
            <text:p>2</text:p>
          </table:table-cell>
          <table:table-cell table:formula="of:=POWER([.$C$5];[.F38])" office:value-type="float" office:value="16" calcext:value-type="float">
            <text:p>16</text:p>
          </table:table-cell>
          <table:table-cell table:formula="of:=RIGHT([.D38];LEN([.D38])-LEN([.E38]))" office:value-type="string" office:string-value="11" calcext:value-type="string">
            <text:p>11</text:p>
          </table:table-cell>
          <table:table-cell table:formula="of:=LEFT([.H38];MIN(LEN([.H38]);[.$B$5]))" office:value-type="string" office:string-value="1" calcext:value-type="string">
            <text:p>1</text:p>
          </table:table-cell>
          <table:table-cell table:formula="of:=RIGHT([.H38];LEN([.H38])-LEN([.I38]))" office:value-type="string" office:string-value="1" calcext:value-type="string">
            <text:p>1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DEC2BIN([.A39];[.$A$5])" office:value-type="string" office:string-value="011100" calcext:value-type="string">
            <text:p>011100</text:p>
          </table:table-cell>
          <table:table-cell table:formula="of:=IF(EXACT(LEFT([.B39];1);&quot;0&quot;);1;0)" office:value-type="float" office:value="1" calcext:value-type="float">
            <text:p>1</text:p>
          </table:table-cell>
          <table:table-cell table:formula="of:=RIGHT([.B39];[.$A$5]-1)" office:value-type="string" office:string-value="11100" calcext:value-type="string">
            <text:p>11100</text:p>
          </table:table-cell>
          <table:table-cell table:formula="of:=LEFT([.D39];4)" office:value-type="string" office:string-value="1110" calcext:value-type="string">
            <text:p>1110</text:p>
          </table:table-cell>
          <table:table-cell table:formula="of:=LEN([.E39])-1" office:value-type="float" office:value="3" calcext:value-type="float">
            <text:p>3</text:p>
          </table:table-cell>
          <table:table-cell table:formula="of:=POWER([.$C$5];[.F39])" office:value-type="float" office:value="64" calcext:value-type="float">
            <text:p>64</text:p>
          </table:table-cell>
          <table:table-cell table:formula="of:=RIGHT([.D39];LEN([.D39])-LEN([.E39]))" office:value-type="string" office:string-value="0" calcext:value-type="string">
            <text:p>0</text:p>
          </table:table-cell>
          <table:table-cell table:formula="of:=LEFT([.H39];MIN(LEN([.H39]);[.$B$5]))" office:value-type="string" office:string-value="0" calcext:value-type="string">
            <text:p>0</text:p>
          </table:table-cell>
          <table:table-cell table:formula="of:=RIGHT([.H39];LEN([.H39])-LEN([.I39]))">
            <text:p/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DEC2BIN([.A40];[.$A$5])" office:value-type="string" office:string-value="011101" calcext:value-type="string">
            <text:p>011101</text:p>
          </table:table-cell>
          <table:table-cell table:formula="of:=IF(EXACT(LEFT([.B40];1);&quot;0&quot;);1;0)" office:value-type="float" office:value="1" calcext:value-type="float">
            <text:p>1</text:p>
          </table:table-cell>
          <table:table-cell table:formula="of:=RIGHT([.B40];[.$A$5]-1)" office:value-type="string" office:string-value="11101" calcext:value-type="string">
            <text:p>11101</text:p>
          </table:table-cell>
          <table:table-cell table:formula="of:=LEFT([.D40];4)" office:value-type="string" office:string-value="1110" calcext:value-type="string">
            <text:p>1110</text:p>
          </table:table-cell>
          <table:table-cell table:formula="of:=LEN([.E40])-1" office:value-type="float" office:value="3" calcext:value-type="float">
            <text:p>3</text:p>
          </table:table-cell>
          <table:table-cell table:formula="of:=POWER([.$C$5];[.F40])" office:value-type="float" office:value="64" calcext:value-type="float">
            <text:p>64</text:p>
          </table:table-cell>
          <table:table-cell table:formula="of:=RIGHT([.D40];LEN([.D40])-LEN([.E40]))" office:value-type="string" office:string-value="1" calcext:value-type="string">
            <text:p>1</text:p>
          </table:table-cell>
          <table:table-cell table:formula="of:=LEFT([.H40];MIN(LEN([.H40]);[.$B$5]))" office:value-type="string" office:string-value="1" calcext:value-type="string">
            <text:p>1</text:p>
          </table:table-cell>
          <table:table-cell table:formula="of:=RIGHT([.H40];LEN([.H40])-LEN([.I40]))">
            <text:p/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DEC2BIN([.A41];[.$A$5])" office:value-type="string" office:string-value="011110" calcext:value-type="string">
            <text:p>011110</text:p>
          </table:table-cell>
          <table:table-cell table:formula="of:=IF(EXACT(LEFT([.B41];1);&quot;0&quot;);1;0)" office:value-type="float" office:value="1" calcext:value-type="float">
            <text:p>1</text:p>
          </table:table-cell>
          <table:table-cell table:formula="of:=RIGHT([.B41];[.$A$5]-1)" office:value-type="string" office:string-value="11110" calcext:value-type="string">
            <text:p>11110</text:p>
          </table:table-cell>
          <table:table-cell table:formula="of:=LEFT([.D41];5)" office:value-type="string" office:string-value="11110" calcext:value-type="string">
            <text:p>11110</text:p>
          </table:table-cell>
          <table:table-cell table:formula="of:=LEN([.E41])-1" office:value-type="float" office:value="4" calcext:value-type="float">
            <text:p>4</text:p>
          </table:table-cell>
          <table:table-cell table:formula="of:=POWER([.$C$5];[.F41])" office:value-type="float" office:value="256" calcext:value-type="float">
            <text:p>256</text:p>
          </table:table-cell>
          <table:table-cell table:formula="of:=RIGHT([.D41];LEN([.D41])-LEN([.E41]))">
            <text:p/>
          </table:table-cell>
          <table:table-cell table:formula="of:=LEFT([.H41];MIN(LEN([.H41]);[.$B$5]))">
            <text:p/>
          </table:table-cell>
          <table:table-cell table:formula="of:=RIGHT([.H41];LEN([.H41])-LEN([.I41]))">
            <text:p/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DEC2BIN([.A42];[.$A$5])" office:value-type="string" office:string-value="011111" calcext:value-type="string">
            <text:p>011111</text:p>
          </table:table-cell>
          <table:table-cell table:formula="of:=IF(EXACT(LEFT([.B42];1);&quot;0&quot;);1;0)" office:value-type="float" office:value="1" calcext:value-type="float">
            <text:p>1</text:p>
          </table:table-cell>
          <table:table-cell table:formula="of:=RIGHT([.B42];[.$A$5]-1)" office:value-type="string" office:string-value="11111" calcext:value-type="string">
            <text:p>11111</text:p>
          </table:table-cell>
          <table:table-cell table:formula="of:=LEFT([.D42];5)" office:value-type="string" office:string-value="11111" calcext:value-type="string">
            <text:p>11111</text:p>
          </table:table-cell>
          <table:table-cell table:formula="of:=LEN([.E42])-1" office:value-type="float" office:value="4" calcext:value-type="float">
            <text:p>4</text:p>
          </table:table-cell>
          <table:table-cell table:formula="of:=POWER([.$C$5];[.F42])" office:value-type="float" office:value="256" calcext:value-type="float">
            <text:p>256</text:p>
          </table:table-cell>
          <table:table-cell table:formula="of:=RIGHT([.D42];LEN([.D42])-LEN([.E42]))">
            <text:p/>
          </table:table-cell>
          <table:table-cell table:formula="of:=LEFT([.H42];MIN(LEN([.H42]);[.$B$5]))">
            <text:p/>
          </table:table-cell>
          <table:table-cell table:formula="of:=RIGHT([.H42];LEN([.H42])-LEN([.I42]))">
            <text:p/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DEC2BIN([.A43];[.$A$5])" office:value-type="string" office:string-value="100000" calcext:value-type="string">
            <text:p>100000</text:p>
          </table:table-cell>
          <table:table-cell table:formula="of:=IF(EXACT(LEFT([.B43];1);&quot;0&quot;);1;0)" office:value-type="float" office:value="0" calcext:value-type="float">
            <text:p>0</text:p>
          </table:table-cell>
          <table:table-cell table:formula="of:=RIGHT([.B43];[.$A$5]-1)" office:value-type="string" office:string-value="00000" calcext:value-type="string">
            <text:p>00000</text:p>
          </table:table-cell>
          <table:table-cell table:formula="of:=LEFT([.D43];5)" office:value-type="string" office:string-value="00000" calcext:value-type="string">
            <text:p>00000</text:p>
          </table:table-cell>
          <table:table-cell table:formula="of:=LEN([.E43])*(-1)" office:value-type="float" office:value="-5" calcext:value-type="float">
            <text:p>-5</text:p>
          </table:table-cell>
          <table:table-cell table:formula="of:=POWER([.$C$5];[.F43])" office:value-type="float" office:value="0.0009765625" calcext:value-type="float">
            <text:p>0.0009765625</text:p>
          </table:table-cell>
          <table:table-cell table:formula="of:=RIGHT([.D43];LEN([.D43])-LEN([.E43]))">
            <text:p/>
          </table:table-cell>
          <table:table-cell table:formula="of:=LEFT([.H43];MIN(LEN([.H43]);[.$B$5]))">
            <text:p/>
          </table:table-cell>
          <table:table-cell table:formula="of:=RIGHT([.H43];LEN([.H43])-LEN([.I43]))">
            <text:p/>
          </table:table-cell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DEC2BIN([.A44];[.$A$5])" office:value-type="string" office:string-value="100001" calcext:value-type="string">
            <text:p>100001</text:p>
          </table:table-cell>
          <table:table-cell table:formula="of:=IF(EXACT(LEFT([.B44];1);&quot;0&quot;);1;0)" office:value-type="float" office:value="0" calcext:value-type="float">
            <text:p>0</text:p>
          </table:table-cell>
          <table:table-cell table:formula="of:=RIGHT([.B44];[.$A$5]-1)" office:value-type="string" office:string-value="00001" calcext:value-type="string">
            <text:p>00001</text:p>
          </table:table-cell>
          <table:table-cell table:formula="of:=LEFT([.D44];5)" office:value-type="string" office:string-value="00001" calcext:value-type="string">
            <text:p>00001</text:p>
          </table:table-cell>
          <table:table-cell table:formula="of:=LEN([.E44])*(-1)" office:value-type="float" office:value="-5" calcext:value-type="float">
            <text:p>-5</text:p>
          </table:table-cell>
          <table:table-cell table:formula="of:=POWER([.$C$5];[.F44])" office:value-type="float" office:value="0.0009765625" calcext:value-type="float">
            <text:p>0.0009765625</text:p>
          </table:table-cell>
          <table:table-cell table:formula="of:=RIGHT([.D44];LEN([.D44])-LEN([.E44]))">
            <text:p/>
          </table:table-cell>
          <table:table-cell table:formula="of:=LEFT([.H44];MIN(LEN([.H44]);[.$B$5]))">
            <text:p/>
          </table:table-cell>
          <table:table-cell table:formula="of:=RIGHT([.H44];LEN([.H44])-LEN([.I44]))">
            <text:p/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DEC2BIN([.A45];[.$A$5])" office:value-type="string" office:string-value="100010" calcext:value-type="string">
            <text:p>100010</text:p>
          </table:table-cell>
          <table:table-cell table:formula="of:=IF(EXACT(LEFT([.B45];1);&quot;0&quot;);1;0)" office:value-type="float" office:value="0" calcext:value-type="float">
            <text:p>0</text:p>
          </table:table-cell>
          <table:table-cell table:formula="of:=RIGHT([.B45];[.$A$5]-1)" office:value-type="string" office:string-value="00010" calcext:value-type="string">
            <text:p>00010</text:p>
          </table:table-cell>
          <table:table-cell table:formula="of:=LEFT([.D45];4)" office:value-type="string" office:string-value="0001" calcext:value-type="string">
            <text:p>0001</text:p>
          </table:table-cell>
          <table:table-cell table:formula="of:=LEN([.E45])*(-1)" office:value-type="float" office:value="-4" calcext:value-type="float">
            <text:p>-4</text:p>
          </table:table-cell>
          <table:table-cell table:formula="of:=POWER([.$C$5];[.F45])" office:value-type="float" office:value="0.00390625" calcext:value-type="float">
            <text:p>0.00390625</text:p>
          </table:table-cell>
          <table:table-cell table:formula="of:=RIGHT([.D45];LEN([.D45])-LEN([.E45]))" office:value-type="string" office:string-value="0" calcext:value-type="string">
            <text:p>0</text:p>
          </table:table-cell>
          <table:table-cell table:formula="of:=LEFT([.H45];MIN(LEN([.H45]);[.$B$5]))" office:value-type="string" office:string-value="0" calcext:value-type="string">
            <text:p>0</text:p>
          </table:table-cell>
          <table:table-cell table:formula="of:=RIGHT([.H45];LEN([.H45])-LEN([.I45]))">
            <text:p/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DEC2BIN([.A46];[.$A$5])" office:value-type="string" office:string-value="100011" calcext:value-type="string">
            <text:p>100011</text:p>
          </table:table-cell>
          <table:table-cell table:formula="of:=IF(EXACT(LEFT([.B46];1);&quot;0&quot;);1;0)" office:value-type="float" office:value="0" calcext:value-type="float">
            <text:p>0</text:p>
          </table:table-cell>
          <table:table-cell table:formula="of:=RIGHT([.B46];[.$A$5]-1)" office:value-type="string" office:string-value="00011" calcext:value-type="string">
            <text:p>00011</text:p>
          </table:table-cell>
          <table:table-cell table:formula="of:=LEFT([.D46];4)" office:value-type="string" office:string-value="0001" calcext:value-type="string">
            <text:p>0001</text:p>
          </table:table-cell>
          <table:table-cell table:formula="of:=LEN([.E46])*(-1)" office:value-type="float" office:value="-4" calcext:value-type="float">
            <text:p>-4</text:p>
          </table:table-cell>
          <table:table-cell table:formula="of:=POWER([.$C$5];[.F46])" office:value-type="float" office:value="0.00390625" calcext:value-type="float">
            <text:p>0.00390625</text:p>
          </table:table-cell>
          <table:table-cell table:formula="of:=RIGHT([.D46];LEN([.D46])-LEN([.E46]))" office:value-type="string" office:string-value="1" calcext:value-type="string">
            <text:p>1</text:p>
          </table:table-cell>
          <table:table-cell table:formula="of:=LEFT([.H46];MIN(LEN([.H46]);[.$B$5]))" office:value-type="string" office:string-value="1" calcext:value-type="string">
            <text:p>1</text:p>
          </table:table-cell>
          <table:table-cell table:formula="of:=RIGHT([.H46];LEN([.H46])-LEN([.I46]))">
            <text:p/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DEC2BIN([.A47];[.$A$5])" office:value-type="string" office:string-value="100100" calcext:value-type="string">
            <text:p>100100</text:p>
          </table:table-cell>
          <table:table-cell table:formula="of:=IF(EXACT(LEFT([.B47];1);&quot;0&quot;);1;0)" office:value-type="float" office:value="0" calcext:value-type="float">
            <text:p>0</text:p>
          </table:table-cell>
          <table:table-cell table:formula="of:=RIGHT([.B47];[.$A$5]-1)" office:value-type="string" office:string-value="00100" calcext:value-type="string">
            <text:p>00100</text:p>
          </table:table-cell>
          <table:table-cell table:formula="of:=LEFT([.D47];3)" office:value-type="string" office:string-value="001" calcext:value-type="string">
            <text:p>001</text:p>
          </table:table-cell>
          <table:table-cell table:formula="of:=LEN([.E47])*(-1)" office:value-type="float" office:value="-3" calcext:value-type="float">
            <text:p>-3</text:p>
          </table:table-cell>
          <table:table-cell table:formula="of:=POWER([.$C$5];[.F47])" office:value-type="float" office:value="0.015625" calcext:value-type="float">
            <text:p>0.015625</text:p>
          </table:table-cell>
          <table:table-cell table:formula="of:=RIGHT([.D47];LEN([.D47])-LEN([.E47]))" office:value-type="string" office:string-value="00" calcext:value-type="string">
            <text:p>00</text:p>
          </table:table-cell>
          <table:table-cell table:formula="of:=LEFT([.H47];MIN(LEN([.H47]);[.$B$5]))" office:value-type="string" office:string-value="0" calcext:value-type="string">
            <text:p>0</text:p>
          </table:table-cell>
          <table:table-cell table:formula="of:=RIGHT([.H47];LEN([.H47])-LEN([.I47]))" office:value-type="string" office:string-value="0" calcext:value-type="string">
            <text:p>0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DEC2BIN([.A48];[.$A$5])" office:value-type="string" office:string-value="100101" calcext:value-type="string">
            <text:p>100101</text:p>
          </table:table-cell>
          <table:table-cell table:formula="of:=IF(EXACT(LEFT([.B48];1);&quot;0&quot;);1;0)" office:value-type="float" office:value="0" calcext:value-type="float">
            <text:p>0</text:p>
          </table:table-cell>
          <table:table-cell table:formula="of:=RIGHT([.B48];[.$A$5]-1)" office:value-type="string" office:string-value="00101" calcext:value-type="string">
            <text:p>00101</text:p>
          </table:table-cell>
          <table:table-cell table:formula="of:=LEFT([.D48];3)" office:value-type="string" office:string-value="001" calcext:value-type="string">
            <text:p>001</text:p>
          </table:table-cell>
          <table:table-cell table:formula="of:=LEN([.E48])*(-1)" office:value-type="float" office:value="-3" calcext:value-type="float">
            <text:p>-3</text:p>
          </table:table-cell>
          <table:table-cell table:formula="of:=POWER([.$C$5];[.F48])" office:value-type="float" office:value="0.015625" calcext:value-type="float">
            <text:p>0.015625</text:p>
          </table:table-cell>
          <table:table-cell table:formula="of:=RIGHT([.D48];LEN([.D48])-LEN([.E48]))" office:value-type="string" office:string-value="01" calcext:value-type="string">
            <text:p>01</text:p>
          </table:table-cell>
          <table:table-cell table:formula="of:=LEFT([.H48];MIN(LEN([.H48]);[.$B$5]))" office:value-type="string" office:string-value="0" calcext:value-type="string">
            <text:p>0</text:p>
          </table:table-cell>
          <table:table-cell table:formula="of:=RIGHT([.H48];LEN([.H48])-LEN([.I48]))" office:value-type="string" office:string-value="1" calcext:value-type="string">
            <text:p>1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DEC2BIN([.A49];[.$A$5])" office:value-type="string" office:string-value="100110" calcext:value-type="string">
            <text:p>100110</text:p>
          </table:table-cell>
          <table:table-cell table:formula="of:=IF(EXACT(LEFT([.B49];1);&quot;0&quot;);1;0)" office:value-type="float" office:value="0" calcext:value-type="float">
            <text:p>0</text:p>
          </table:table-cell>
          <table:table-cell table:formula="of:=RIGHT([.B49];[.$A$5]-1)" office:value-type="string" office:string-value="00110" calcext:value-type="string">
            <text:p>00110</text:p>
          </table:table-cell>
          <table:table-cell table:formula="of:=LEFT([.D49];3)" office:value-type="string" office:string-value="001" calcext:value-type="string">
            <text:p>001</text:p>
          </table:table-cell>
          <table:table-cell table:formula="of:=LEN([.E49])*(-1)" office:value-type="float" office:value="-3" calcext:value-type="float">
            <text:p>-3</text:p>
          </table:table-cell>
          <table:table-cell table:formula="of:=POWER([.$C$5];[.F49])" office:value-type="float" office:value="0.015625" calcext:value-type="float">
            <text:p>0.015625</text:p>
          </table:table-cell>
          <table:table-cell table:formula="of:=RIGHT([.D49];LEN([.D49])-LEN([.E49]))" office:value-type="string" office:string-value="10" calcext:value-type="string">
            <text:p>10</text:p>
          </table:table-cell>
          <table:table-cell table:formula="of:=LEFT([.H49];MIN(LEN([.H49]);[.$B$5]))" office:value-type="string" office:string-value="1" calcext:value-type="string">
            <text:p>1</text:p>
          </table:table-cell>
          <table:table-cell table:formula="of:=RIGHT([.H49];LEN([.H49])-LEN([.I49]))" office:value-type="string" office:string-value="0" calcext:value-type="string">
            <text:p>0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DEC2BIN([.A50];[.$A$5])" office:value-type="string" office:string-value="100111" calcext:value-type="string">
            <text:p>100111</text:p>
          </table:table-cell>
          <table:table-cell table:formula="of:=IF(EXACT(LEFT([.B50];1);&quot;0&quot;);1;0)" office:value-type="float" office:value="0" calcext:value-type="float">
            <text:p>0</text:p>
          </table:table-cell>
          <table:table-cell table:formula="of:=RIGHT([.B50];[.$A$5]-1)" office:value-type="string" office:string-value="00111" calcext:value-type="string">
            <text:p>00111</text:p>
          </table:table-cell>
          <table:table-cell table:formula="of:=LEFT([.D50];3)" office:value-type="string" office:string-value="001" calcext:value-type="string">
            <text:p>001</text:p>
          </table:table-cell>
          <table:table-cell table:formula="of:=LEN([.E50])*(-1)" office:value-type="float" office:value="-3" calcext:value-type="float">
            <text:p>-3</text:p>
          </table:table-cell>
          <table:table-cell table:formula="of:=POWER([.$C$5];[.F50])" office:value-type="float" office:value="0.015625" calcext:value-type="float">
            <text:p>0.015625</text:p>
          </table:table-cell>
          <table:table-cell table:formula="of:=RIGHT([.D50];LEN([.D50])-LEN([.E50]))" office:value-type="string" office:string-value="11" calcext:value-type="string">
            <text:p>11</text:p>
          </table:table-cell>
          <table:table-cell table:formula="of:=LEFT([.H50];MIN(LEN([.H50]);[.$B$5]))" office:value-type="string" office:string-value="1" calcext:value-type="string">
            <text:p>1</text:p>
          </table:table-cell>
          <table:table-cell table:formula="of:=RIGHT([.H50];LEN([.H50])-LEN([.I50]))" office:value-type="string" office:string-value="1" calcext:value-type="string">
            <text:p>1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DEC2BIN([.A51];[.$A$5])" office:value-type="string" office:string-value="101000" calcext:value-type="string">
            <text:p>101000</text:p>
          </table:table-cell>
          <table:table-cell table:formula="of:=IF(EXACT(LEFT([.B51];1);&quot;0&quot;);1;0)" office:value-type="float" office:value="0" calcext:value-type="float">
            <text:p>0</text:p>
          </table:table-cell>
          <table:table-cell table:formula="of:=RIGHT([.B51];[.$A$5]-1)" office:value-type="string" office:string-value="01000" calcext:value-type="string">
            <text:p>01000</text:p>
          </table:table-cell>
          <table:table-cell table:formula="of:=LEFT([.D51];2)" office:value-type="string" office:string-value="01" calcext:value-type="string">
            <text:p>01</text:p>
          </table:table-cell>
          <table:table-cell table:formula="of:=LEN([.E51])*(-1)" office:value-type="float" office:value="-2" calcext:value-type="float">
            <text:p>-2</text:p>
          </table:table-cell>
          <table:table-cell table:formula="of:=POWER([.$C$5];[.F51])" office:value-type="float" office:value="0.0625" calcext:value-type="float">
            <text:p>0.0625</text:p>
          </table:table-cell>
          <table:table-cell table:formula="of:=RIGHT([.D51];LEN([.D51])-LEN([.E51]))" office:value-type="string" office:string-value="000" calcext:value-type="string">
            <text:p>000</text:p>
          </table:table-cell>
          <table:table-cell table:formula="of:=LEFT([.H51];MIN(LEN([.H51]);[.$B$5]))" office:value-type="string" office:string-value="0" calcext:value-type="string">
            <text:p>0</text:p>
          </table:table-cell>
          <table:table-cell table:formula="of:=RIGHT([.H51];LEN([.H51])-LEN([.I51]))" office:value-type="string" office:string-value="00" calcext:value-type="string">
            <text:p>00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DEC2BIN([.A52];[.$A$5])" office:value-type="string" office:string-value="101001" calcext:value-type="string">
            <text:p>101001</text:p>
          </table:table-cell>
          <table:table-cell table:formula="of:=IF(EXACT(LEFT([.B52];1);&quot;0&quot;);1;0)" office:value-type="float" office:value="0" calcext:value-type="float">
            <text:p>0</text:p>
          </table:table-cell>
          <table:table-cell table:formula="of:=RIGHT([.B52];[.$A$5]-1)" office:value-type="string" office:string-value="01001" calcext:value-type="string">
            <text:p>01001</text:p>
          </table:table-cell>
          <table:table-cell table:formula="of:=LEFT([.D52];2)" office:value-type="string" office:string-value="01" calcext:value-type="string">
            <text:p>01</text:p>
          </table:table-cell>
          <table:table-cell table:formula="of:=LEN([.E52])*(-1)" office:value-type="float" office:value="-2" calcext:value-type="float">
            <text:p>-2</text:p>
          </table:table-cell>
          <table:table-cell table:formula="of:=POWER([.$C$5];[.F52])" office:value-type="float" office:value="0.0625" calcext:value-type="float">
            <text:p>0.0625</text:p>
          </table:table-cell>
          <table:table-cell table:formula="of:=RIGHT([.D52];LEN([.D52])-LEN([.E52]))" office:value-type="string" office:string-value="001" calcext:value-type="string">
            <text:p>001</text:p>
          </table:table-cell>
          <table:table-cell table:formula="of:=LEFT([.H52];MIN(LEN([.H52]);[.$B$5]))" office:value-type="string" office:string-value="0" calcext:value-type="string">
            <text:p>0</text:p>
          </table:table-cell>
          <table:table-cell table:formula="of:=RIGHT([.H52];LEN([.H52])-LEN([.I52]))" office:value-type="string" office:string-value="01" calcext:value-type="string">
            <text:p>01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DEC2BIN([.A53];[.$A$5])" office:value-type="string" office:string-value="101010" calcext:value-type="string">
            <text:p>101010</text:p>
          </table:table-cell>
          <table:table-cell table:formula="of:=IF(EXACT(LEFT([.B53];1);&quot;0&quot;);1;0)" office:value-type="float" office:value="0" calcext:value-type="float">
            <text:p>0</text:p>
          </table:table-cell>
          <table:table-cell table:formula="of:=RIGHT([.B53];[.$A$5]-1)" office:value-type="string" office:string-value="01010" calcext:value-type="string">
            <text:p>01010</text:p>
          </table:table-cell>
          <table:table-cell table:formula="of:=LEFT([.D53];2)" office:value-type="string" office:string-value="01" calcext:value-type="string">
            <text:p>01</text:p>
          </table:table-cell>
          <table:table-cell table:formula="of:=LEN([.E53])*(-1)" office:value-type="float" office:value="-2" calcext:value-type="float">
            <text:p>-2</text:p>
          </table:table-cell>
          <table:table-cell table:formula="of:=POWER([.$C$5];[.F53])" office:value-type="float" office:value="0.0625" calcext:value-type="float">
            <text:p>0.0625</text:p>
          </table:table-cell>
          <table:table-cell table:formula="of:=RIGHT([.D53];LEN([.D53])-LEN([.E53]))" office:value-type="string" office:string-value="010" calcext:value-type="string">
            <text:p>010</text:p>
          </table:table-cell>
          <table:table-cell table:formula="of:=LEFT([.H53];MIN(LEN([.H53]);[.$B$5]))" office:value-type="string" office:string-value="0" calcext:value-type="string">
            <text:p>0</text:p>
          </table:table-cell>
          <table:table-cell table:formula="of:=RIGHT([.H53];LEN([.H53])-LEN([.I53]))" office:value-type="string" office:string-value="10" calcext:value-type="string">
            <text:p>10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DEC2BIN([.A54];[.$A$5])" office:value-type="string" office:string-value="101011" calcext:value-type="string">
            <text:p>101011</text:p>
          </table:table-cell>
          <table:table-cell table:formula="of:=IF(EXACT(LEFT([.B54];1);&quot;0&quot;);1;0)" office:value-type="float" office:value="0" calcext:value-type="float">
            <text:p>0</text:p>
          </table:table-cell>
          <table:table-cell table:formula="of:=RIGHT([.B54];[.$A$5]-1)" office:value-type="string" office:string-value="01011" calcext:value-type="string">
            <text:p>01011</text:p>
          </table:table-cell>
          <table:table-cell table:formula="of:=LEFT([.D54];2)" office:value-type="string" office:string-value="01" calcext:value-type="string">
            <text:p>01</text:p>
          </table:table-cell>
          <table:table-cell table:formula="of:=LEN([.E54])*(-1)" office:value-type="float" office:value="-2" calcext:value-type="float">
            <text:p>-2</text:p>
          </table:table-cell>
          <table:table-cell table:formula="of:=POWER([.$C$5];[.F54])" office:value-type="float" office:value="0.0625" calcext:value-type="float">
            <text:p>0.0625</text:p>
          </table:table-cell>
          <table:table-cell table:formula="of:=RIGHT([.D54];LEN([.D54])-LEN([.E54]))" office:value-type="string" office:string-value="011" calcext:value-type="string">
            <text:p>011</text:p>
          </table:table-cell>
          <table:table-cell table:formula="of:=LEFT([.H54];MIN(LEN([.H54]);[.$B$5]))" office:value-type="string" office:string-value="0" calcext:value-type="string">
            <text:p>0</text:p>
          </table:table-cell>
          <table:table-cell table:formula="of:=RIGHT([.H54];LEN([.H54])-LEN([.I54]))" office:value-type="string" office:string-value="11" calcext:value-type="string">
            <text:p>11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DEC2BIN([.A55];[.$A$5])" office:value-type="string" office:string-value="101100" calcext:value-type="string">
            <text:p>101100</text:p>
          </table:table-cell>
          <table:table-cell table:formula="of:=IF(EXACT(LEFT([.B55];1);&quot;0&quot;);1;0)" office:value-type="float" office:value="0" calcext:value-type="float">
            <text:p>0</text:p>
          </table:table-cell>
          <table:table-cell table:formula="of:=RIGHT([.B55];[.$A$5]-1)" office:value-type="string" office:string-value="01100" calcext:value-type="string">
            <text:p>01100</text:p>
          </table:table-cell>
          <table:table-cell table:formula="of:=LEFT([.D55];2)" office:value-type="string" office:string-value="01" calcext:value-type="string">
            <text:p>01</text:p>
          </table:table-cell>
          <table:table-cell table:formula="of:=LEN([.E55])*(-1)" office:value-type="float" office:value="-2" calcext:value-type="float">
            <text:p>-2</text:p>
          </table:table-cell>
          <table:table-cell table:formula="of:=POWER([.$C$5];[.F55])" office:value-type="float" office:value="0.0625" calcext:value-type="float">
            <text:p>0.0625</text:p>
          </table:table-cell>
          <table:table-cell table:formula="of:=RIGHT([.D55];LEN([.D55])-LEN([.E55]))" office:value-type="string" office:string-value="100" calcext:value-type="string">
            <text:p>100</text:p>
          </table:table-cell>
          <table:table-cell table:formula="of:=LEFT([.H55];MIN(LEN([.H55]);[.$B$5]))" office:value-type="string" office:string-value="1" calcext:value-type="string">
            <text:p>1</text:p>
          </table:table-cell>
          <table:table-cell table:formula="of:=RIGHT([.H55];LEN([.H55])-LEN([.I55]))" office:value-type="string" office:string-value="00" calcext:value-type="string">
            <text:p>00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DEC2BIN([.A56];[.$A$5])" office:value-type="string" office:string-value="101101" calcext:value-type="string">
            <text:p>101101</text:p>
          </table:table-cell>
          <table:table-cell table:formula="of:=IF(EXACT(LEFT([.B56];1);&quot;0&quot;);1;0)" office:value-type="float" office:value="0" calcext:value-type="float">
            <text:p>0</text:p>
          </table:table-cell>
          <table:table-cell table:formula="of:=RIGHT([.B56];[.$A$5]-1)" office:value-type="string" office:string-value="01101" calcext:value-type="string">
            <text:p>01101</text:p>
          </table:table-cell>
          <table:table-cell table:formula="of:=LEFT([.D56];2)" office:value-type="string" office:string-value="01" calcext:value-type="string">
            <text:p>01</text:p>
          </table:table-cell>
          <table:table-cell table:formula="of:=LEN([.E56])*(-1)" office:value-type="float" office:value="-2" calcext:value-type="float">
            <text:p>-2</text:p>
          </table:table-cell>
          <table:table-cell table:formula="of:=POWER([.$C$5];[.F56])" office:value-type="float" office:value="0.0625" calcext:value-type="float">
            <text:p>0.0625</text:p>
          </table:table-cell>
          <table:table-cell table:formula="of:=RIGHT([.D56];LEN([.D56])-LEN([.E56]))" office:value-type="string" office:string-value="101" calcext:value-type="string">
            <text:p>101</text:p>
          </table:table-cell>
          <table:table-cell table:formula="of:=LEFT([.H56];MIN(LEN([.H56]);[.$B$5]))" office:value-type="string" office:string-value="1" calcext:value-type="string">
            <text:p>1</text:p>
          </table:table-cell>
          <table:table-cell table:formula="of:=RIGHT([.H56];LEN([.H56])-LEN([.I56]))" office:value-type="string" office:string-value="01" calcext:value-type="string">
            <text:p>01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DEC2BIN([.A57];[.$A$5])" office:value-type="string" office:string-value="101110" calcext:value-type="string">
            <text:p>101110</text:p>
          </table:table-cell>
          <table:table-cell table:formula="of:=IF(EXACT(LEFT([.B57];1);&quot;0&quot;);1;0)" office:value-type="float" office:value="0" calcext:value-type="float">
            <text:p>0</text:p>
          </table:table-cell>
          <table:table-cell table:formula="of:=RIGHT([.B57];[.$A$5]-1)" office:value-type="string" office:string-value="01110" calcext:value-type="string">
            <text:p>01110</text:p>
          </table:table-cell>
          <table:table-cell table:formula="of:=LEFT([.D57];2)" office:value-type="string" office:string-value="01" calcext:value-type="string">
            <text:p>01</text:p>
          </table:table-cell>
          <table:table-cell table:formula="of:=LEN([.E57])*(-1)" office:value-type="float" office:value="-2" calcext:value-type="float">
            <text:p>-2</text:p>
          </table:table-cell>
          <table:table-cell table:formula="of:=POWER([.$C$5];[.F57])" office:value-type="float" office:value="0.0625" calcext:value-type="float">
            <text:p>0.0625</text:p>
          </table:table-cell>
          <table:table-cell table:formula="of:=RIGHT([.D57];LEN([.D57])-LEN([.E57]))" office:value-type="string" office:string-value="110" calcext:value-type="string">
            <text:p>110</text:p>
          </table:table-cell>
          <table:table-cell table:formula="of:=LEFT([.H57];MIN(LEN([.H57]);[.$B$5]))" office:value-type="string" office:string-value="1" calcext:value-type="string">
            <text:p>1</text:p>
          </table:table-cell>
          <table:table-cell table:formula="of:=RIGHT([.H57];LEN([.H57])-LEN([.I57]))" office:value-type="string" office:string-value="10" calcext:value-type="string">
            <text:p>10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DEC2BIN([.A58];[.$A$5])" office:value-type="string" office:string-value="101111" calcext:value-type="string">
            <text:p>101111</text:p>
          </table:table-cell>
          <table:table-cell table:formula="of:=IF(EXACT(LEFT([.B58];1);&quot;0&quot;);1;0)" office:value-type="float" office:value="0" calcext:value-type="float">
            <text:p>0</text:p>
          </table:table-cell>
          <table:table-cell table:formula="of:=RIGHT([.B58];[.$A$5]-1)" office:value-type="string" office:string-value="01111" calcext:value-type="string">
            <text:p>01111</text:p>
          </table:table-cell>
          <table:table-cell table:formula="of:=LEFT([.D58];2)" office:value-type="string" office:string-value="01" calcext:value-type="string">
            <text:p>01</text:p>
          </table:table-cell>
          <table:table-cell table:formula="of:=LEN([.E58])*(-1)" office:value-type="float" office:value="-2" calcext:value-type="float">
            <text:p>-2</text:p>
          </table:table-cell>
          <table:table-cell table:formula="of:=POWER([.$C$5];[.F58])" office:value-type="float" office:value="0.0625" calcext:value-type="float">
            <text:p>0.0625</text:p>
          </table:table-cell>
          <table:table-cell table:formula="of:=RIGHT([.D58];LEN([.D58])-LEN([.E58]))" office:value-type="string" office:string-value="111" calcext:value-type="string">
            <text:p>111</text:p>
          </table:table-cell>
          <table:table-cell table:formula="of:=LEFT([.H58];MIN(LEN([.H58]);[.$B$5]))" office:value-type="string" office:string-value="1" calcext:value-type="string">
            <text:p>1</text:p>
          </table:table-cell>
          <table:table-cell table:formula="of:=RIGHT([.H58];LEN([.H58])-LEN([.I58]))" office:value-type="string" office:string-value="11" calcext:value-type="string">
            <text:p>11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DEC2BIN([.A59];[.$A$5])" office:value-type="string" office:string-value="110000" calcext:value-type="string">
            <text:p>110000</text:p>
          </table:table-cell>
          <table:table-cell table:formula="of:=IF(EXACT(LEFT([.B59];1);&quot;0&quot;);1;0)" office:value-type="float" office:value="0" calcext:value-type="float">
            <text:p>0</text:p>
          </table:table-cell>
          <table:table-cell table:formula="of:=RIGHT([.B59];[.$A$5]-1)" office:value-type="string" office:string-value="10000" calcext:value-type="string">
            <text:p>10000</text:p>
          </table:table-cell>
          <table:table-cell table:formula="of:=LEFT([.D59];2)" office:value-type="string" office:string-value="10" calcext:value-type="string">
            <text:p>10</text:p>
          </table:table-cell>
          <table:table-cell table:formula="of:=LEN([.E59])-1" office:value-type="float" office:value="1" calcext:value-type="float">
            <text:p>1</text:p>
          </table:table-cell>
          <table:table-cell table:formula="of:=POWER([.$C$5];[.F59])" office:value-type="float" office:value="4" calcext:value-type="float">
            <text:p>4</text:p>
          </table:table-cell>
          <table:table-cell table:formula="of:=RIGHT([.D59];LEN([.D59])-LEN([.E59]))" office:value-type="string" office:string-value="000" calcext:value-type="string">
            <text:p>000</text:p>
          </table:table-cell>
          <table:table-cell table:formula="of:=LEFT([.H59];MIN(LEN([.H59]);[.$B$5]))" office:value-type="string" office:string-value="0" calcext:value-type="string">
            <text:p>0</text:p>
          </table:table-cell>
          <table:table-cell table:formula="of:=RIGHT([.H59];LEN([.H59])-LEN([.I59]))" office:value-type="string" office:string-value="00" calcext:value-type="string">
            <text:p>00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DEC2BIN([.A60];[.$A$5])" office:value-type="string" office:string-value="110001" calcext:value-type="string">
            <text:p>110001</text:p>
          </table:table-cell>
          <table:table-cell table:formula="of:=IF(EXACT(LEFT([.B60];1);&quot;0&quot;);1;0)" office:value-type="float" office:value="0" calcext:value-type="float">
            <text:p>0</text:p>
          </table:table-cell>
          <table:table-cell table:formula="of:=RIGHT([.B60];[.$A$5]-1)" office:value-type="string" office:string-value="10001" calcext:value-type="string">
            <text:p>10001</text:p>
          </table:table-cell>
          <table:table-cell table:formula="of:=LEFT([.D60];2)" office:value-type="string" office:string-value="10" calcext:value-type="string">
            <text:p>10</text:p>
          </table:table-cell>
          <table:table-cell table:formula="of:=LEN([.E60])-1" office:value-type="float" office:value="1" calcext:value-type="float">
            <text:p>1</text:p>
          </table:table-cell>
          <table:table-cell table:formula="of:=POWER([.$C$5];[.F60])" office:value-type="float" office:value="4" calcext:value-type="float">
            <text:p>4</text:p>
          </table:table-cell>
          <table:table-cell table:formula="of:=RIGHT([.D60];LEN([.D60])-LEN([.E60]))" office:value-type="string" office:string-value="001" calcext:value-type="string">
            <text:p>001</text:p>
          </table:table-cell>
          <table:table-cell table:formula="of:=LEFT([.H60];MIN(LEN([.H60]);[.$B$5]))" office:value-type="string" office:string-value="0" calcext:value-type="string">
            <text:p>0</text:p>
          </table:table-cell>
          <table:table-cell table:formula="of:=RIGHT([.H60];LEN([.H60])-LEN([.I60]))" office:value-type="string" office:string-value="01" calcext:value-type="string">
            <text:p>01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DEC2BIN([.A61];[.$A$5])" office:value-type="string" office:string-value="110010" calcext:value-type="string">
            <text:p>110010</text:p>
          </table:table-cell>
          <table:table-cell table:formula="of:=IF(EXACT(LEFT([.B61];1);&quot;0&quot;);1;0)" office:value-type="float" office:value="0" calcext:value-type="float">
            <text:p>0</text:p>
          </table:table-cell>
          <table:table-cell table:formula="of:=RIGHT([.B61];[.$A$5]-1)" office:value-type="string" office:string-value="10010" calcext:value-type="string">
            <text:p>10010</text:p>
          </table:table-cell>
          <table:table-cell table:formula="of:=LEFT([.D61];2)" office:value-type="string" office:string-value="10" calcext:value-type="string">
            <text:p>10</text:p>
          </table:table-cell>
          <table:table-cell table:formula="of:=LEN([.E61])-1" office:value-type="float" office:value="1" calcext:value-type="float">
            <text:p>1</text:p>
          </table:table-cell>
          <table:table-cell table:formula="of:=POWER([.$C$5];[.F61])" office:value-type="float" office:value="4" calcext:value-type="float">
            <text:p>4</text:p>
          </table:table-cell>
          <table:table-cell table:formula="of:=RIGHT([.D61];LEN([.D61])-LEN([.E61]))" office:value-type="string" office:string-value="010" calcext:value-type="string">
            <text:p>010</text:p>
          </table:table-cell>
          <table:table-cell table:formula="of:=LEFT([.H61];MIN(LEN([.H61]);[.$B$5]))" office:value-type="string" office:string-value="0" calcext:value-type="string">
            <text:p>0</text:p>
          </table:table-cell>
          <table:table-cell table:formula="of:=RIGHT([.H61];LEN([.H61])-LEN([.I61]))" office:value-type="string" office:string-value="10" calcext:value-type="string">
            <text:p>10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DEC2BIN([.A62];[.$A$5])" office:value-type="string" office:string-value="110011" calcext:value-type="string">
            <text:p>110011</text:p>
          </table:table-cell>
          <table:table-cell table:formula="of:=IF(EXACT(LEFT([.B62];1);&quot;0&quot;);1;0)" office:value-type="float" office:value="0" calcext:value-type="float">
            <text:p>0</text:p>
          </table:table-cell>
          <table:table-cell table:formula="of:=RIGHT([.B62];[.$A$5]-1)" office:value-type="string" office:string-value="10011" calcext:value-type="string">
            <text:p>10011</text:p>
          </table:table-cell>
          <table:table-cell table:formula="of:=LEFT([.D62];2)" office:value-type="string" office:string-value="10" calcext:value-type="string">
            <text:p>10</text:p>
          </table:table-cell>
          <table:table-cell table:formula="of:=LEN([.E62])-1" office:value-type="float" office:value="1" calcext:value-type="float">
            <text:p>1</text:p>
          </table:table-cell>
          <table:table-cell table:formula="of:=POWER([.$C$5];[.F62])" office:value-type="float" office:value="4" calcext:value-type="float">
            <text:p>4</text:p>
          </table:table-cell>
          <table:table-cell table:formula="of:=RIGHT([.D62];LEN([.D62])-LEN([.E62]))" office:value-type="string" office:string-value="011" calcext:value-type="string">
            <text:p>011</text:p>
          </table:table-cell>
          <table:table-cell table:formula="of:=LEFT([.H62];MIN(LEN([.H62]);[.$B$5]))" office:value-type="string" office:string-value="0" calcext:value-type="string">
            <text:p>0</text:p>
          </table:table-cell>
          <table:table-cell table:formula="of:=RIGHT([.H62];LEN([.H62])-LEN([.I62]))" office:value-type="string" office:string-value="11" calcext:value-type="string">
            <text:p>11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DEC2BIN([.A63];[.$A$5])" office:value-type="string" office:string-value="110100" calcext:value-type="string">
            <text:p>110100</text:p>
          </table:table-cell>
          <table:table-cell table:formula="of:=IF(EXACT(LEFT([.B63];1);&quot;0&quot;);1;0)" office:value-type="float" office:value="0" calcext:value-type="float">
            <text:p>0</text:p>
          </table:table-cell>
          <table:table-cell table:formula="of:=RIGHT([.B63];[.$A$5]-1)" office:value-type="string" office:string-value="10100" calcext:value-type="string">
            <text:p>10100</text:p>
          </table:table-cell>
          <table:table-cell table:formula="of:=LEFT([.D63];2)" office:value-type="string" office:string-value="10" calcext:value-type="string">
            <text:p>10</text:p>
          </table:table-cell>
          <table:table-cell table:formula="of:=LEN([.E63])-1" office:value-type="float" office:value="1" calcext:value-type="float">
            <text:p>1</text:p>
          </table:table-cell>
          <table:table-cell table:formula="of:=POWER([.$C$5];[.F63])" office:value-type="float" office:value="4" calcext:value-type="float">
            <text:p>4</text:p>
          </table:table-cell>
          <table:table-cell table:formula="of:=RIGHT([.D63];LEN([.D63])-LEN([.E63]))" office:value-type="string" office:string-value="100" calcext:value-type="string">
            <text:p>100</text:p>
          </table:table-cell>
          <table:table-cell table:formula="of:=LEFT([.H63];MIN(LEN([.H63]);[.$B$5]))" office:value-type="string" office:string-value="1" calcext:value-type="string">
            <text:p>1</text:p>
          </table:table-cell>
          <table:table-cell table:formula="of:=RIGHT([.H63];LEN([.H63])-LEN([.I63]))" office:value-type="string" office:string-value="00" calcext:value-type="string">
            <text:p>00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DEC2BIN([.A64];[.$A$5])" office:value-type="string" office:string-value="110101" calcext:value-type="string">
            <text:p>110101</text:p>
          </table:table-cell>
          <table:table-cell table:formula="of:=IF(EXACT(LEFT([.B64];1);&quot;0&quot;);1;0)" office:value-type="float" office:value="0" calcext:value-type="float">
            <text:p>0</text:p>
          </table:table-cell>
          <table:table-cell table:formula="of:=RIGHT([.B64];[.$A$5]-1)" office:value-type="string" office:string-value="10101" calcext:value-type="string">
            <text:p>10101</text:p>
          </table:table-cell>
          <table:table-cell table:formula="of:=LEFT([.D64];2)" office:value-type="string" office:string-value="10" calcext:value-type="string">
            <text:p>10</text:p>
          </table:table-cell>
          <table:table-cell table:formula="of:=LEN([.E64])-1" office:value-type="float" office:value="1" calcext:value-type="float">
            <text:p>1</text:p>
          </table:table-cell>
          <table:table-cell table:formula="of:=POWER([.$C$5];[.F64])" office:value-type="float" office:value="4" calcext:value-type="float">
            <text:p>4</text:p>
          </table:table-cell>
          <table:table-cell table:formula="of:=RIGHT([.D64];LEN([.D64])-LEN([.E64]))" office:value-type="string" office:string-value="101" calcext:value-type="string">
            <text:p>101</text:p>
          </table:table-cell>
          <table:table-cell table:formula="of:=LEFT([.H64];MIN(LEN([.H64]);[.$B$5]))" office:value-type="string" office:string-value="1" calcext:value-type="string">
            <text:p>1</text:p>
          </table:table-cell>
          <table:table-cell table:formula="of:=RIGHT([.H64];LEN([.H64])-LEN([.I64]))" office:value-type="string" office:string-value="01" calcext:value-type="string">
            <text:p>01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DEC2BIN([.A65];[.$A$5])" office:value-type="string" office:string-value="110110" calcext:value-type="string">
            <text:p>110110</text:p>
          </table:table-cell>
          <table:table-cell table:formula="of:=IF(EXACT(LEFT([.B65];1);&quot;0&quot;);1;0)" office:value-type="float" office:value="0" calcext:value-type="float">
            <text:p>0</text:p>
          </table:table-cell>
          <table:table-cell table:formula="of:=RIGHT([.B65];[.$A$5]-1)" office:value-type="string" office:string-value="10110" calcext:value-type="string">
            <text:p>10110</text:p>
          </table:table-cell>
          <table:table-cell table:formula="of:=LEFT([.D65];2)" office:value-type="string" office:string-value="10" calcext:value-type="string">
            <text:p>10</text:p>
          </table:table-cell>
          <table:table-cell table:formula="of:=LEN([.E65])-1" office:value-type="float" office:value="1" calcext:value-type="float">
            <text:p>1</text:p>
          </table:table-cell>
          <table:table-cell table:formula="of:=POWER([.$C$5];[.F65])" office:value-type="float" office:value="4" calcext:value-type="float">
            <text:p>4</text:p>
          </table:table-cell>
          <table:table-cell table:formula="of:=RIGHT([.D65];LEN([.D65])-LEN([.E65]))" office:value-type="string" office:string-value="110" calcext:value-type="string">
            <text:p>110</text:p>
          </table:table-cell>
          <table:table-cell table:formula="of:=LEFT([.H65];MIN(LEN([.H65]);[.$B$5]))" office:value-type="string" office:string-value="1" calcext:value-type="string">
            <text:p>1</text:p>
          </table:table-cell>
          <table:table-cell table:formula="of:=RIGHT([.H65];LEN([.H65])-LEN([.I65]))" office:value-type="string" office:string-value="10" calcext:value-type="string">
            <text:p>10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DEC2BIN([.A66];[.$A$5])" office:value-type="string" office:string-value="110111" calcext:value-type="string">
            <text:p>110111</text:p>
          </table:table-cell>
          <table:table-cell table:formula="of:=IF(EXACT(LEFT([.B66];1);&quot;0&quot;);1;0)" office:value-type="float" office:value="0" calcext:value-type="float">
            <text:p>0</text:p>
          </table:table-cell>
          <table:table-cell table:formula="of:=RIGHT([.B66];[.$A$5]-1)" office:value-type="string" office:string-value="10111" calcext:value-type="string">
            <text:p>10111</text:p>
          </table:table-cell>
          <table:table-cell table:formula="of:=LEFT([.D66];2)" office:value-type="string" office:string-value="10" calcext:value-type="string">
            <text:p>10</text:p>
          </table:table-cell>
          <table:table-cell table:formula="of:=LEN([.E66])-1" office:value-type="float" office:value="1" calcext:value-type="float">
            <text:p>1</text:p>
          </table:table-cell>
          <table:table-cell table:formula="of:=POWER([.$C$5];[.F66])" office:value-type="float" office:value="4" calcext:value-type="float">
            <text:p>4</text:p>
          </table:table-cell>
          <table:table-cell table:formula="of:=RIGHT([.D66];LEN([.D66])-LEN([.E66]))" office:value-type="string" office:string-value="111" calcext:value-type="string">
            <text:p>111</text:p>
          </table:table-cell>
          <table:table-cell table:formula="of:=LEFT([.H66];MIN(LEN([.H66]);[.$B$5]))" office:value-type="string" office:string-value="1" calcext:value-type="string">
            <text:p>1</text:p>
          </table:table-cell>
          <table:table-cell table:formula="of:=RIGHT([.H66];LEN([.H66])-LEN([.I66]))" office:value-type="string" office:string-value="11" calcext:value-type="string">
            <text:p>11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DEC2BIN([.A67];[.$A$5])" office:value-type="string" office:string-value="111000" calcext:value-type="string">
            <text:p>111000</text:p>
          </table:table-cell>
          <table:table-cell table:formula="of:=IF(EXACT(LEFT([.B67];1);&quot;0&quot;);1;0)" office:value-type="float" office:value="0" calcext:value-type="float">
            <text:p>0</text:p>
          </table:table-cell>
          <table:table-cell table:formula="of:=RIGHT([.B67];[.$A$5]-1)" office:value-type="string" office:string-value="11000" calcext:value-type="string">
            <text:p>11000</text:p>
          </table:table-cell>
          <table:table-cell table:formula="of:=LEFT([.D67];3)" office:value-type="string" office:string-value="110" calcext:value-type="string">
            <text:p>110</text:p>
          </table:table-cell>
          <table:table-cell table:formula="of:=LEN([.E67])-1" office:value-type="float" office:value="2" calcext:value-type="float">
            <text:p>2</text:p>
          </table:table-cell>
          <table:table-cell table:formula="of:=POWER([.$C$5];[.F67])" office:value-type="float" office:value="16" calcext:value-type="float">
            <text:p>16</text:p>
          </table:table-cell>
          <table:table-cell table:formula="of:=RIGHT([.D67];LEN([.D67])-LEN([.E67]))" office:value-type="string" office:string-value="00" calcext:value-type="string">
            <text:p>00</text:p>
          </table:table-cell>
          <table:table-cell table:formula="of:=LEFT([.H67];MIN(LEN([.H67]);[.$B$5]))" office:value-type="string" office:string-value="0" calcext:value-type="string">
            <text:p>0</text:p>
          </table:table-cell>
          <table:table-cell table:formula="of:=RIGHT([.H67];LEN([.H67])-LEN([.I67]))" office:value-type="string" office:string-value="0" calcext:value-type="string">
            <text:p>0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DEC2BIN([.A68];[.$A$5])" office:value-type="string" office:string-value="111001" calcext:value-type="string">
            <text:p>111001</text:p>
          </table:table-cell>
          <table:table-cell table:formula="of:=IF(EXACT(LEFT([.B68];1);&quot;0&quot;);1;0)" office:value-type="float" office:value="0" calcext:value-type="float">
            <text:p>0</text:p>
          </table:table-cell>
          <table:table-cell table:formula="of:=RIGHT([.B68];[.$A$5]-1)" office:value-type="string" office:string-value="11001" calcext:value-type="string">
            <text:p>11001</text:p>
          </table:table-cell>
          <table:table-cell table:formula="of:=LEFT([.D68];3)" office:value-type="string" office:string-value="110" calcext:value-type="string">
            <text:p>110</text:p>
          </table:table-cell>
          <table:table-cell table:formula="of:=LEN([.E68])-1" office:value-type="float" office:value="2" calcext:value-type="float">
            <text:p>2</text:p>
          </table:table-cell>
          <table:table-cell table:formula="of:=POWER([.$C$5];[.F68])" office:value-type="float" office:value="16" calcext:value-type="float">
            <text:p>16</text:p>
          </table:table-cell>
          <table:table-cell table:formula="of:=RIGHT([.D68];LEN([.D68])-LEN([.E68]))" office:value-type="string" office:string-value="01" calcext:value-type="string">
            <text:p>01</text:p>
          </table:table-cell>
          <table:table-cell table:formula="of:=LEFT([.H68];MIN(LEN([.H68]);[.$B$5]))" office:value-type="string" office:string-value="0" calcext:value-type="string">
            <text:p>0</text:p>
          </table:table-cell>
          <table:table-cell table:formula="of:=RIGHT([.H68];LEN([.H68])-LEN([.I68]))" office:value-type="string" office:string-value="1" calcext:value-type="string">
            <text:p>1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DEC2BIN([.A69];[.$A$5])" office:value-type="string" office:string-value="111010" calcext:value-type="string">
            <text:p>111010</text:p>
          </table:table-cell>
          <table:table-cell table:formula="of:=IF(EXACT(LEFT([.B69];1);&quot;0&quot;);1;0)" office:value-type="float" office:value="0" calcext:value-type="float">
            <text:p>0</text:p>
          </table:table-cell>
          <table:table-cell table:formula="of:=RIGHT([.B69];[.$A$5]-1)" office:value-type="string" office:string-value="11010" calcext:value-type="string">
            <text:p>11010</text:p>
          </table:table-cell>
          <table:table-cell table:formula="of:=LEFT([.D69];3)" office:value-type="string" office:string-value="110" calcext:value-type="string">
            <text:p>110</text:p>
          </table:table-cell>
          <table:table-cell table:formula="of:=LEN([.E69])-1" office:value-type="float" office:value="2" calcext:value-type="float">
            <text:p>2</text:p>
          </table:table-cell>
          <table:table-cell table:formula="of:=POWER([.$C$5];[.F69])" office:value-type="float" office:value="16" calcext:value-type="float">
            <text:p>16</text:p>
          </table:table-cell>
          <table:table-cell table:formula="of:=RIGHT([.D69];LEN([.D69])-LEN([.E69]))" office:value-type="string" office:string-value="10" calcext:value-type="string">
            <text:p>10</text:p>
          </table:table-cell>
          <table:table-cell table:formula="of:=LEFT([.H69];MIN(LEN([.H69]);[.$B$5]))" office:value-type="string" office:string-value="1" calcext:value-type="string">
            <text:p>1</text:p>
          </table:table-cell>
          <table:table-cell table:formula="of:=RIGHT([.H69];LEN([.H69])-LEN([.I69]))" office:value-type="string" office:string-value="0" calcext:value-type="string">
            <text:p>0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DEC2BIN([.A70];[.$A$5])" office:value-type="string" office:string-value="111011" calcext:value-type="string">
            <text:p>111011</text:p>
          </table:table-cell>
          <table:table-cell table:formula="of:=IF(EXACT(LEFT([.B70];1);&quot;0&quot;);1;0)" office:value-type="float" office:value="0" calcext:value-type="float">
            <text:p>0</text:p>
          </table:table-cell>
          <table:table-cell table:formula="of:=RIGHT([.B70];[.$A$5]-1)" office:value-type="string" office:string-value="11011" calcext:value-type="string">
            <text:p>11011</text:p>
          </table:table-cell>
          <table:table-cell table:formula="of:=LEFT([.D70];3)" office:value-type="string" office:string-value="110" calcext:value-type="string">
            <text:p>110</text:p>
          </table:table-cell>
          <table:table-cell table:formula="of:=LEN([.E70])-1" office:value-type="float" office:value="2" calcext:value-type="float">
            <text:p>2</text:p>
          </table:table-cell>
          <table:table-cell table:formula="of:=POWER([.$C$5];[.F70])" office:value-type="float" office:value="16" calcext:value-type="float">
            <text:p>16</text:p>
          </table:table-cell>
          <table:table-cell table:formula="of:=RIGHT([.D70];LEN([.D70])-LEN([.E70]))" office:value-type="string" office:string-value="11" calcext:value-type="string">
            <text:p>11</text:p>
          </table:table-cell>
          <table:table-cell table:formula="of:=LEFT([.H70];MIN(LEN([.H70]);[.$B$5]))" office:value-type="string" office:string-value="1" calcext:value-type="string">
            <text:p>1</text:p>
          </table:table-cell>
          <table:table-cell table:formula="of:=RIGHT([.H70];LEN([.H70])-LEN([.I70]))" office:value-type="string" office:string-value="1" calcext:value-type="string">
            <text:p>1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DEC2BIN([.A71];[.$A$5])" office:value-type="string" office:string-value="111100" calcext:value-type="string">
            <text:p>111100</text:p>
          </table:table-cell>
          <table:table-cell table:formula="of:=IF(EXACT(LEFT([.B71];1);&quot;0&quot;);1;0)" office:value-type="float" office:value="0" calcext:value-type="float">
            <text:p>0</text:p>
          </table:table-cell>
          <table:table-cell table:formula="of:=RIGHT([.B71];[.$A$5]-1)" office:value-type="string" office:string-value="11100" calcext:value-type="string">
            <text:p>11100</text:p>
          </table:table-cell>
          <table:table-cell table:formula="of:=LEFT([.D71];4)" office:value-type="string" office:string-value="1110" calcext:value-type="string">
            <text:p>1110</text:p>
          </table:table-cell>
          <table:table-cell table:formula="of:=LEN([.E71])-1" office:value-type="float" office:value="3" calcext:value-type="float">
            <text:p>3</text:p>
          </table:table-cell>
          <table:table-cell table:formula="of:=POWER([.$C$5];[.F71])" office:value-type="float" office:value="64" calcext:value-type="float">
            <text:p>64</text:p>
          </table:table-cell>
          <table:table-cell table:formula="of:=RIGHT([.D71];LEN([.D71])-LEN([.E71]))" office:value-type="string" office:string-value="0" calcext:value-type="string">
            <text:p>0</text:p>
          </table:table-cell>
          <table:table-cell table:formula="of:=LEFT([.H71];MIN(LEN([.H71]);[.$B$5]))" office:value-type="string" office:string-value="0" calcext:value-type="string">
            <text:p>0</text:p>
          </table:table-cell>
          <table:table-cell table:formula="of:=RIGHT([.H71];LEN([.H71])-LEN([.I71]))">
            <text:p/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DEC2BIN([.A72];[.$A$5])" office:value-type="string" office:string-value="111101" calcext:value-type="string">
            <text:p>111101</text:p>
          </table:table-cell>
          <table:table-cell table:formula="of:=IF(EXACT(LEFT([.B72];1);&quot;0&quot;);1;0)" office:value-type="float" office:value="0" calcext:value-type="float">
            <text:p>0</text:p>
          </table:table-cell>
          <table:table-cell table:formula="of:=RIGHT([.B72];[.$A$5]-1)" office:value-type="string" office:string-value="11101" calcext:value-type="string">
            <text:p>11101</text:p>
          </table:table-cell>
          <table:table-cell table:formula="of:=LEFT([.D72];4)" office:value-type="string" office:string-value="1110" calcext:value-type="string">
            <text:p>1110</text:p>
          </table:table-cell>
          <table:table-cell table:formula="of:=LEN([.E72])-1" office:value-type="float" office:value="3" calcext:value-type="float">
            <text:p>3</text:p>
          </table:table-cell>
          <table:table-cell table:formula="of:=POWER([.$C$5];[.F72])" office:value-type="float" office:value="64" calcext:value-type="float">
            <text:p>64</text:p>
          </table:table-cell>
          <table:table-cell table:formula="of:=RIGHT([.D72];LEN([.D72])-LEN([.E72]))" office:value-type="string" office:string-value="1" calcext:value-type="string">
            <text:p>1</text:p>
          </table:table-cell>
          <table:table-cell table:formula="of:=LEFT([.H72];MIN(LEN([.H72]);[.$B$5]))" office:value-type="string" office:string-value="1" calcext:value-type="string">
            <text:p>1</text:p>
          </table:table-cell>
          <table:table-cell table:formula="of:=RIGHT([.H72];LEN([.H72])-LEN([.I72]))">
            <text:p/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DEC2BIN([.A73];[.$A$5])" office:value-type="string" office:string-value="111110" calcext:value-type="string">
            <text:p>111110</text:p>
          </table:table-cell>
          <table:table-cell table:formula="of:=IF(EXACT(LEFT([.B73];1);&quot;0&quot;);1;0)" office:value-type="float" office:value="0" calcext:value-type="float">
            <text:p>0</text:p>
          </table:table-cell>
          <table:table-cell table:formula="of:=RIGHT([.B73];[.$A$5]-1)" office:value-type="string" office:string-value="11110" calcext:value-type="string">
            <text:p>11110</text:p>
          </table:table-cell>
          <table:table-cell table:formula="of:=LEFT([.D73];5)" office:value-type="string" office:string-value="11110" calcext:value-type="string">
            <text:p>11110</text:p>
          </table:table-cell>
          <table:table-cell table:formula="of:=LEN([.E73])-1" office:value-type="float" office:value="4" calcext:value-type="float">
            <text:p>4</text:p>
          </table:table-cell>
          <table:table-cell table:formula="of:=POWER([.$C$5];[.F73])" office:value-type="float" office:value="256" calcext:value-type="float">
            <text:p>256</text:p>
          </table:table-cell>
          <table:table-cell table:formula="of:=RIGHT([.D73];LEN([.D73])-LEN([.E73]))">
            <text:p/>
          </table:table-cell>
          <table:table-cell table:formula="of:=LEFT([.H73];MIN(LEN([.H73]);[.$B$5]))">
            <text:p/>
          </table:table-cell>
          <table:table-cell table:formula="of:=RIGHT([.H73];LEN([.H73])-LEN([.I73]))">
            <text:p/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DEC2BIN([.A74];[.$A$5])" office:value-type="string" office:string-value="111111" calcext:value-type="string">
            <text:p>111111</text:p>
          </table:table-cell>
          <table:table-cell table:formula="of:=IF(EXACT(LEFT([.B74];1);&quot;0&quot;);1;0)" office:value-type="float" office:value="0" calcext:value-type="float">
            <text:p>0</text:p>
          </table:table-cell>
          <table:table-cell table:formula="of:=RIGHT([.B74];[.$A$5]-1)" office:value-type="string" office:string-value="11111" calcext:value-type="string">
            <text:p>11111</text:p>
          </table:table-cell>
          <table:table-cell table:formula="of:=LEFT([.D74];5)" office:value-type="string" office:string-value="11111" calcext:value-type="string">
            <text:p>11111</text:p>
          </table:table-cell>
          <table:table-cell table:formula="of:=LEN([.E74])-1" office:value-type="float" office:value="4" calcext:value-type="float">
            <text:p>4</text:p>
          </table:table-cell>
          <table:table-cell table:formula="of:=POWER([.$C$5];[.F74])" office:value-type="float" office:value="256" calcext:value-type="float">
            <text:p>256</text:p>
          </table:table-cell>
          <table:table-cell table:formula="of:=RIGHT([.D74];LEN([.D74])-LEN([.E74]))">
            <text:p/>
          </table:table-cell>
          <table:table-cell table:formula="of:=LEFT([.H74];MIN(LEN([.H74]);[.$B$5]))">
            <text:p/>
          </table:table-cell>
          <table:table-cell table:formula="of:=RIGHT([.H74];LEN([.H74])-LEN([.I74]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3:22:06.227000000</meta:creation-date>
    <dc:date>2018-01-20T15:22:23.232000000</dc:date>
    <meta:editing-duration>PT38M21S</meta:editing-duration>
    <meta:editing-cycles>11</meta:editing-cycles>
    <meta:generator>LibreOffice/5.4.3.2$Windows_X86_64 LibreOffice_project/92a7159f7e4af62137622921e809f8546db437e5</meta:generator>
    <meta:document-statistic meta:table-count="1" meta:cell-count="666" meta:object-count="0"/>
  </office:meta>
</office:document-meta>
</file>